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75.15mm" svg:height="124.38mm" svg:x="122.71mm" svg:y="7.9mm">
            <draw:object draw:notify-on-update-of-ranges="Sheet1.A1:Sheet1.A1 Sheet1.A2:Sheet1.A82 Sheet1.B1:Sheet1.B1 Sheet1.B2:Sheet1.B82 Sheet1.A1:Sheet1.A1 Sheet1.A2:Sheet1.A82 Sheet1.C1:Sheet1.C1 Sheet1.C2:Sheet1.C82 Sheet1.A1:Sheet1.A1 Sheet1.A2:Sheet1.A82 Sheet1.D1:Sheet1.D1 Sheet1.D2:Sheet1.D8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PP</text:p>
          </table:table-cell>
          <table:table-cell office:value-type="string" calcext:value-type="string">
            <text:p>Moisture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EXP([.A2]*5)/(EXP([.A2]*5)+1)" office:value-type="float" office:value="0.00669285092428486" calcext:value-type="float">
            <text:p>0.0066928509</text:p>
          </table:table-cell>
          <table:table-cell table:formula="of:=1-[.B2]" office:value-type="float" office:value="0.993307149075715" calcext:value-type="float">
            <text:p>0.9933071491</text:p>
          </table:table-cell>
          <table:table-cell table:formula="of:=4*[.B2]*[.C2]" office:value-type="float" office:value="0.0265922266831606" calcext:value-type="float">
            <text:p>0.0265922267</text:p>
          </table:table-cell>
        </table:table-row>
        <table:table-row table:style-name="ro1">
          <table:table-cell table:formula="of:=[.A2]+0.025" office:value-type="float" office:value="-0.975" calcext:value-type="float">
            <text:p>-0.975</text:p>
          </table:table-cell>
          <table:table-cell table:formula="of:=EXP([.A3]*5)/(EXP([.A3]*5)+1)" office:value-type="float" office:value="0.00757724126786081" calcext:value-type="float">
            <text:p>0.0075772413</text:p>
          </table:table-cell>
          <table:table-cell table:formula="of:=1-[.B3]" office:value-type="float" office:value="0.992422758732139" calcext:value-type="float">
            <text:p>0.9924227587</text:p>
          </table:table-cell>
          <table:table-cell table:formula="of:=4*[.B3]*[.C3]" office:value-type="float" office:value="0.0300793067305178" calcext:value-type="float">
            <text:p>0.0300793067</text:p>
          </table:table-cell>
        </table:table-row>
        <table:table-row table:style-name="ro1">
          <table:table-cell table:formula="of:=[.A3]+0.025" office:value-type="float" office:value="-0.95" calcext:value-type="float">
            <text:p>-0.95</text:p>
          </table:table-cell>
          <table:table-cell table:formula="of:=EXP([.A4]*5)/(EXP([.A4]*5)+1)" office:value-type="float" office:value="0.00857748541371199" calcext:value-type="float">
            <text:p>0.0085774854</text:p>
          </table:table-cell>
          <table:table-cell table:formula="of:=1-[.B4]" office:value-type="float" office:value="0.991422514586288" calcext:value-type="float">
            <text:p>0.9914225146</text:p>
          </table:table-cell>
          <table:table-cell table:formula="of:=4*[.B4]*[.C4]" office:value-type="float" office:value="0.0340156486307582" calcext:value-type="float">
            <text:p>0.0340156486</text:p>
          </table:table-cell>
        </table:table-row>
        <table:table-row table:style-name="ro1">
          <table:table-cell table:formula="of:=[.A4]+0.025" office:value-type="float" office:value="-0.925" calcext:value-type="float">
            <text:p>-0.925</text:p>
          </table:table-cell>
          <table:table-cell table:formula="of:=EXP([.A5]*5)/(EXP([.A5]*5)+1)" office:value-type="float" office:value="0.00970847648147407" calcext:value-type="float">
            <text:p>0.0097084765</text:p>
          </table:table-cell>
          <table:table-cell table:formula="of:=1-[.B5]" office:value-type="float" office:value="0.990291523518526" calcext:value-type="float">
            <text:p>0.9902915235</text:p>
          </table:table-cell>
          <table:table-cell table:formula="of:=4*[.B5]*[.C5]" office:value-type="float" office:value="0.0384568878635309" calcext:value-type="float">
            <text:p>0.0384568879</text:p>
          </table:table-cell>
        </table:table-row>
        <table:table-row table:style-name="ro1">
          <table:table-cell table:formula="of:=[.A5]+0.025" office:value-type="float" office:value="-0.9" calcext:value-type="float">
            <text:p>-0.9</text:p>
          </table:table-cell>
          <table:table-cell table:formula="of:=EXP([.A6]*5)/(EXP([.A6]*5)+1)" office:value-type="float" office:value="0.0109869426305932" calcext:value-type="float">
            <text:p>0.0109869426</text:p>
          </table:table-cell>
          <table:table-cell table:formula="of:=1-[.B6]" office:value-type="float" office:value="0.989013057369407" calcext:value-type="float">
            <text:p>0.9890130574</text:p>
          </table:table-cell>
          <table:table-cell table:formula="of:=4*[.B6]*[.C6]" office:value-type="float" office:value="0.0434649188889009" calcext:value-type="float">
            <text:p>0.0434649189</text:p>
          </table:table-cell>
        </table:table-row>
        <table:table-row table:style-name="ro1">
          <table:table-cell table:formula="of:=[.A6]+0.025" office:value-type="float" office:value="-0.875" calcext:value-type="float">
            <text:p>-0.875</text:p>
          </table:table-cell>
          <table:table-cell table:formula="of:=EXP([.A7]*5)/(EXP([.A7]*5)+1)" office:value-type="float" office:value="0.0124316508531858" calcext:value-type="float">
            <text:p>0.0124316509</text:p>
          </table:table-cell>
          <table:table-cell table:formula="of:=1-[.B7]" office:value-type="float" office:value="0.987568349146814" calcext:value-type="float">
            <text:p>0.9875683491</text:p>
          </table:table-cell>
          <table:table-cell table:formula="of:=4*[.B7]*[.C7]" office:value-type="float" office:value="0.0491084196410012" calcext:value-type="float">
            <text:p>0.0491084196</text:p>
          </table:table-cell>
        </table:table-row>
        <table:table-row table:style-name="ro1">
          <table:table-cell table:formula="of:=[.A7]+0.025" office:value-type="float" office:value="-0.85" calcext:value-type="float">
            <text:p>-0.85</text:p>
          </table:table-cell>
          <table:table-cell table:formula="of:=EXP([.A8]*5)/(EXP([.A8]*5)+1)" office:value-type="float" office:value="0.0140636270432455" calcext:value-type="float">
            <text:p>0.014063627</text:p>
          </table:table-cell>
          <table:table-cell table:formula="of:=1-[.B8]" office:value-type="float" office:value="0.985936372956754" calcext:value-type="float">
            <text:p>0.985936373</text:p>
          </table:table-cell>
          <table:table-cell table:formula="of:=4*[.B8]*[.C8]" office:value-type="float" office:value="0.0554633657505359" calcext:value-type="float">
            <text:p>0.0554633658</text:p>
          </table:table-cell>
        </table:table-row>
        <table:table-row table:style-name="ro1">
          <table:table-cell table:formula="of:=[.A8]+0.025" office:value-type="float" office:value="-0.825" calcext:value-type="float">
            <text:p>-0.825</text:p>
          </table:table-cell>
          <table:table-cell table:formula="of:=EXP([.A9]*5)/(EXP([.A9]*5)+1)" office:value-type="float" office:value="0.0159063917118147" calcext:value-type="float">
            <text:p>0.0159063917</text:p>
          </table:table-cell>
          <table:table-cell table:formula="of:=1-[.B9]" office:value-type="float" office:value="0.984093608288185" calcext:value-type="float">
            <text:p>0.9840936083</text:p>
          </table:table-cell>
          <table:table-cell table:formula="of:=4*[.B9]*[.C9]" office:value-type="float" office:value="0.0626135136581001" calcext:value-type="float">
            <text:p>0.0626135137</text:p>
          </table:table-cell>
        </table:table-row>
        <table:table-row table:style-name="ro1">
          <table:table-cell table:formula="of:=[.A9]+0.025" office:value-type="float" office:value="-0.8" calcext:value-type="float">
            <text:p>-0.8</text:p>
          </table:table-cell>
          <table:table-cell table:formula="of:=EXP([.A10]*5)/(EXP([.A10]*5)+1)" office:value-type="float" office:value="0.0179862099620916" calcext:value-type="float">
            <text:p>0.01798621</text:p>
          </table:table-cell>
          <table:table-cell table:formula="of:=1-[.B10]" office:value-type="float" office:value="0.982013790037908" calcext:value-type="float">
            <text:p>0.98201379</text:p>
          </table:table-cell>
          <table:table-cell table:formula="of:=4*[.B10]*[.C10]" office:value-type="float" office:value="0.0706508248531645" calcext:value-type="float">
            <text:p>0.0706508249</text:p>
          </table:table-cell>
        </table:table-row>
        <table:table-row table:style-name="ro1">
          <table:table-cell table:formula="of:=[.A10]+0.025" office:value-type="float" office:value="-0.775" calcext:value-type="float">
            <text:p>-0.775</text:p>
          </table:table-cell>
          <table:table-cell table:formula="of:=EXP([.A11]*5)/(EXP([.A11]*5)+1)" office:value-type="float" office:value="0.0203323533426588" calcext:value-type="float">
            <text:p>0.0203323533</text:p>
          </table:table-cell>
          <table:table-cell table:formula="of:=1-[.B11]" office:value-type="float" office:value="0.979667646657341" calcext:value-type="float">
            <text:p>0.9796676467</text:p>
          </table:table-cell>
          <table:table-cell table:formula="of:=4*[.B11]*[.C11]" office:value-type="float" office:value="0.0796757950008322" calcext:value-type="float">
            <text:p>0.079675795</text:p>
          </table:table-cell>
        </table:table-row>
        <table:table-row table:style-name="ro1">
          <table:table-cell table:formula="of:=[.A11]+0.025" office:value-type="float" office:value="-0.75" calcext:value-type="float">
            <text:p>-0.75</text:p>
          </table:table-cell>
          <table:table-cell table:formula="of:=EXP([.A12]*5)/(EXP([.A12]*5)+1)" office:value-type="float" office:value="0.0229773699100256" calcext:value-type="float">
            <text:p>0.0229773699</text:p>
          </table:table-cell>
          <table:table-cell table:formula="of:=1-[.B12]" office:value-type="float" office:value="0.977022630089974" calcext:value-type="float">
            <text:p>0.9770226301</text:p>
          </table:table-cell>
          <table:table-cell table:formula="of:=4*[.B12]*[.C12]" office:value-type="float" office:value="0.0897976415281739" calcext:value-type="float">
            <text:p>0.0897976415</text:p>
          </table:table-cell>
        </table:table-row>
        <table:table-row table:style-name="ro1">
          <table:table-cell table:formula="of:=[.A12]+0.025" office:value-type="float" office:value="-0.725" calcext:value-type="float">
            <text:p>-0.725</text:p>
          </table:table-cell>
          <table:table-cell table:formula="of:=EXP([.A13]*5)/(EXP([.A13]*5)+1)" office:value-type="float" office:value="0.0259573571977969" calcext:value-type="float">
            <text:p>0.0259573572</text:p>
          </table:table-cell>
          <table:table-cell table:formula="of:=1-[.B13]" office:value-type="float" office:value="0.974042642802203" calcext:value-type="float">
            <text:p>0.9740426428</text:p>
          </table:table-cell>
          <table:table-cell table:formula="of:=4*[.B13]*[.C13]" office:value-type="float" office:value="0.101134291220411" calcext:value-type="float">
            <text:p>0.1011342912</text:p>
          </table:table-cell>
        </table:table-row>
        <table:table-row table:style-name="ro1">
          <table:table-cell table:formula="of:=[.A13]+0.025" office:value-type="float" office:value="-0.7" calcext:value-type="float">
            <text:p>-0.7</text:p>
          </table:table-cell>
          <table:table-cell table:formula="of:=EXP([.A14]*5)/(EXP([.A14]*5)+1)" office:value-type="float" office:value="0.0293122307513564" calcext:value-type="float">
            <text:p>0.0293122308</text:p>
          </table:table-cell>
          <table:table-cell table:formula="of:=1-[.B14]" office:value-type="float" office:value="0.970687769248644" calcext:value-type="float">
            <text:p>0.9706877692</text:p>
          </table:table-cell>
          <table:table-cell table:formula="of:=4*[.B14]*[.C14]" office:value-type="float" office:value="0.113812095518942" calcext:value-type="float">
            <text:p>0.1138120955</text:p>
          </table:table-cell>
        </table:table-row>
        <table:table-row table:style-name="ro1">
          <table:table-cell table:formula="of:=[.A14]+0.025" office:value-type="float" office:value="-0.675" calcext:value-type="float">
            <text:p>-0.675</text:p>
          </table:table-cell>
          <table:table-cell table:formula="of:=EXP([.A15]*5)/(EXP([.A15]*5)+1)" office:value-type="float" office:value="0.0330859783887042" calcext:value-type="float">
            <text:p>0.0330859784</text:p>
          </table:table-cell>
          <table:table-cell table:formula="of:=1-[.B15]" office:value-type="float" office:value="0.966914021611296" calcext:value-type="float">
            <text:p>0.9669140216</text:p>
          </table:table-cell>
          <table:table-cell table:formula="of:=4*[.B15]*[.C15]" office:value-type="float" office:value="0.127965185691065" calcext:value-type="float">
            <text:p>0.1279651857</text:p>
          </table:table-cell>
        </table:table-row>
        <table:table-row table:style-name="ro1">
          <table:table-cell table:formula="of:=[.A15]+0.025" office:value-type="float" office:value="-0.65" calcext:value-type="float">
            <text:p>-0.65</text:p>
          </table:table-cell>
          <table:table-cell table:formula="of:=EXP([.A16]*5)/(EXP([.A16]*5)+1)" office:value-type="float" office:value="0.0373268873441295" calcext:value-type="float">
            <text:p>0.0373268873</text:p>
          </table:table-cell>
          <table:table-cell table:formula="of:=1-[.B16]" office:value-type="float" office:value="0.96267311265587" calcext:value-type="float">
            <text:p>0.9626731127</text:p>
          </table:table-cell>
          <table:table-cell table:formula="of:=4*[.B16]*[.C16]" office:value-type="float" office:value="0.143734363301313" calcext:value-type="float">
            <text:p>0.1437343633</text:p>
          </table:table-cell>
        </table:table-row>
        <table:table-row table:style-name="ro1">
          <table:table-cell table:formula="of:=[.A16]+0.025" office:value-type="float" office:value="-0.625" calcext:value-type="float">
            <text:p>-0.625</text:p>
          </table:table-cell>
          <table:table-cell table:formula="of:=EXP([.A17]*5)/(EXP([.A17]*5)+1)" office:value-type="float" office:value="0.0420877279156189" calcext:value-type="float">
            <text:p>0.0420877279</text:p>
          </table:table-cell>
          <table:table-cell table:formula="of:=1-[.B17]" office:value-type="float" office:value="0.957912272084381" calcext:value-type="float">
            <text:p>0.9579122721</text:p>
          </table:table-cell>
          <table:table-cell table:formula="of:=4*[.B17]*[.C17]" office:value-type="float" office:value="0.161265404298079" calcext:value-type="float">
            <text:p>0.1612654043</text:p>
          </table:table-cell>
        </table:table-row>
        <table:table-row table:style-name="ro1">
          <table:table-cell table:formula="of:=[.A17]+0.025" office:value-type="float" office:value="-0.6" calcext:value-type="float">
            <text:p>-0.6</text:p>
          </table:table-cell>
          <table:table-cell table:formula="of:=EXP([.A18]*5)/(EXP([.A18]*5)+1)" office:value-type="float" office:value="0.0474258731775669" calcext:value-type="float">
            <text:p>0.0474258732</text:p>
          </table:table-cell>
          <table:table-cell table:formula="of:=1-[.B18]" office:value-type="float" office:value="0.952574126822433" calcext:value-type="float">
            <text:p>0.9525741268</text:p>
          </table:table-cell>
          <table:table-cell table:formula="of:=4*[.B18]*[.C18]" office:value-type="float" office:value="0.180706638923649" calcext:value-type="float">
            <text:p>0.1807066389</text:p>
          </table:table-cell>
        </table:table-row>
        <table:table-row table:style-name="ro1">
          <table:table-cell table:formula="of:=[.A18]+0.025" office:value-type="float" office:value="-0.575" calcext:value-type="float">
            <text:p>-0.575</text:p>
          </table:table-cell>
          <table:table-cell table:formula="of:=EXP([.A19]*5)/(EXP([.A19]*5)+1)" office:value-type="float" office:value="0.0534033297998243" calcext:value-type="float">
            <text:p>0.0534033298</text:p>
          </table:table-cell>
          <table:table-cell table:formula="of:=1-[.B19]" office:value-type="float" office:value="0.946596670200176" calcext:value-type="float">
            <text:p>0.9465966702</text:p>
          </table:table-cell>
          <table:table-cell table:formula="of:=4*[.B19]*[.C19]" office:value-type="float" office:value="0.202205656664462" calcext:value-type="float">
            <text:p>0.2022056567</text:p>
          </table:table-cell>
        </table:table-row>
        <table:table-row table:style-name="ro1">
          <table:table-cell table:formula="of:=[.A19]+0.025" office:value-type="float" office:value="-0.55" calcext:value-type="float">
            <text:p>-0.55</text:p>
          </table:table-cell>
          <table:table-cell table:formula="of:=EXP([.A20]*5)/(EXP([.A20]*5)+1)" office:value-type="float" office:value="0.0600866501740077" calcext:value-type="float">
            <text:p>0.0600866502</text:p>
          </table:table-cell>
          <table:table-cell table:formula="of:=1-[.B20]" office:value-type="float" office:value="0.939913349825992" calcext:value-type="float">
            <text:p>0.9399133498</text:p>
          </table:table-cell>
          <table:table-cell table:formula="of:=4*[.B20]*[.C20]" office:value-type="float" office:value="0.225904978579497" calcext:value-type="float">
            <text:p>0.2259049786</text:p>
          </table:table-cell>
        </table:table-row>
        <table:table-row table:style-name="ro1">
          <table:table-cell table:formula="of:=[.A20]+0.025" office:value-type="float" office:value="-0.525" calcext:value-type="float">
            <text:p>-0.525</text:p>
          </table:table-cell>
          <table:table-cell table:formula="of:=EXP([.A21]*5)/(EXP([.A21]*5)+1)" office:value-type="float" office:value="0.0675466911396292" calcext:value-type="float">
            <text:p>0.0675466911</text:p>
          </table:table-cell>
          <table:table-cell table:formula="of:=1-[.B21]" office:value-type="float" office:value="0.932453308860371" calcext:value-type="float">
            <text:p>0.9324533089</text:p>
          </table:table-cell>
          <table:table-cell table:formula="of:=4*[.B21]*[.C21]" office:value-type="float" office:value="0.251936542622867" calcext:value-type="float">
            <text:p>0.2519365426</text:p>
          </table:table-cell>
        </table:table-row>
        <table:table-row table:style-name="ro1">
          <table:table-cell table:formula="of:=[.A21]+0.025" office:value-type="float" office:value="-0.5" calcext:value-type="float">
            <text:p>-0.5</text:p>
          </table:table-cell>
          <table:table-cell table:formula="of:=EXP([.A22]*5)/(EXP([.A22]*5)+1)" office:value-type="float" office:value="0.0758581800212437" calcext:value-type="float">
            <text:p>0.07585818</text:p>
          </table:table-cell>
          <table:table-cell table:formula="of:=1-[.B22]" office:value-type="float" office:value="0.924141819978756" calcext:value-type="float">
            <text:p>0.92414182</text:p>
          </table:table-cell>
          <table:table-cell table:formula="of:=4*[.B22]*[.C22]" office:value-type="float" office:value="0.280414866180433" calcext:value-type="float">
            <text:p>0.2804148662</text:p>
          </table:table-cell>
        </table:table-row>
        <table:table-row table:style-name="ro1">
          <table:table-cell table:formula="of:=[.A22]+0.025" office:value-type="float" office:value="-0.475" calcext:value-type="float">
            <text:p>-0.475</text:p>
          </table:table-cell>
          <table:table-cell table:formula="of:=EXP([.A23]*5)/(EXP([.A23]*5)+1)" office:value-type="float" office:value="0.0850990450070204" calcext:value-type="float">
            <text:p>0.085099045</text:p>
          </table:table-cell>
          <table:table-cell table:formula="of:=1-[.B23]" office:value-type="float" office:value="0.91490095499298" calcext:value-type="float">
            <text:p>0.914900955</text:p>
          </table:table-cell>
          <table:table-cell table:formula="of:=4*[.B23]*[.C23]" office:value-type="float" office:value="0.311428790183654" calcext:value-type="float">
            <text:p>0.3114287902</text:p>
          </table:table-cell>
        </table:table-row>
        <table:table-row table:style-name="ro1">
          <table:table-cell table:formula="of:=[.A23]+0.025" office:value-type="float" office:value="-0.45" calcext:value-type="float">
            <text:p>-0.45</text:p>
          </table:table-cell>
          <table:table-cell table:formula="of:=EXP([.A24]*5)/(EXP([.A24]*5)+1)" office:value-type="float" office:value="0.0953494648991097" calcext:value-type="float">
            <text:p>0.0953494649</text:p>
          </table:table-cell>
          <table:table-cell table:formula="of:=1-[.B24]" office:value-type="float" office:value="0.90465053510089" calcext:value-type="float">
            <text:p>0.9046505351</text:p>
          </table:table-cell>
          <table:table-cell table:formula="of:=4*[.B24]*[.C24]" office:value-type="float" office:value="0.345031777770253" calcext:value-type="float">
            <text:p>0.3450317778</text:p>
          </table:table-cell>
        </table:table-row>
        <table:table-row table:style-name="ro1">
          <table:table-cell table:formula="of:=[.A24]+0.025" office:value-type="float" office:value="-0.425" calcext:value-type="float">
            <text:p>-0.425</text:p>
          </table:table-cell>
          <table:table-cell table:formula="of:=EXP([.A25]*5)/(EXP([.A25]*5)+1)" office:value-type="float" office:value="0.106690593945651" calcext:value-type="float">
            <text:p>0.1066905939</text:p>
          </table:table-cell>
          <table:table-cell table:formula="of:=1-[.B25]" office:value-type="float" office:value="0.893309406054348" calcext:value-type="float">
            <text:p>0.8933094061</text:p>
          </table:table-cell>
          <table:table-cell table:formula="of:=4*[.B25]*[.C25]" office:value-type="float" office:value="0.381230844436702" calcext:value-type="float">
            <text:p>0.3812308444</text:p>
          </table:table-cell>
        </table:table-row>
        <table:table-row table:style-name="ro1">
          <table:table-cell table:formula="of:=[.A25]+0.025" office:value-type="float" office:value="-0.4" calcext:value-type="float">
            <text:p>-0.4</text:p>
          </table:table-cell>
          <table:table-cell table:formula="of:=EXP([.A26]*5)/(EXP([.A26]*5)+1)" office:value-type="float" office:value="0.119202922022118" calcext:value-type="float">
            <text:p>0.119202922</text:p>
          </table:table-cell>
          <table:table-cell table:formula="of:=1-[.B26]" office:value-type="float" office:value="0.880797077977882" calcext:value-type="float">
            <text:p>0.880797078</text:p>
          </table:table-cell>
          <table:table-cell table:formula="of:=4*[.B26]*[.C26]" office:value-type="float" office:value="0.419974341614027" calcext:value-type="float">
            <text:p>0.4199743416</text:p>
          </table:table-cell>
        </table:table-row>
        <table:table-row table:style-name="ro1">
          <table:table-cell table:formula="of:=[.A26]+0.025" office:value-type="float" office:value="-0.374999999999999" calcext:value-type="float">
            <text:p>-0.375</text:p>
          </table:table-cell>
          <table:table-cell table:formula="of:=EXP([.A27]*5)/(EXP([.A27]*5)+1)" office:value-type="float" office:value="0.13296424019783" calcext:value-type="float">
            <text:p>0.1329642402</text:p>
          </table:table-cell>
          <table:table-cell table:formula="of:=1-[.B27]" office:value-type="float" office:value="0.86703575980217" calcext:value-type="float">
            <text:p>0.8670357598</text:p>
          </table:table-cell>
          <table:table-cell table:formula="of:=4*[.B27]*[.C27]" office:value-type="float" office:value="0.461139004105774" calcext:value-type="float">
            <text:p>0.4611390041</text:p>
          </table:table-cell>
        </table:table-row>
        <table:table-row table:style-name="ro1">
          <table:table-cell table:formula="of:=[.A27]+0.025" office:value-type="float" office:value="-0.349999999999999" calcext:value-type="float">
            <text:p>-0.35</text:p>
          </table:table-cell>
          <table:table-cell table:formula="of:=EXP([.A28]*5)/(EXP([.A28]*5)+1)" office:value-type="float" office:value="0.14804719803169" calcext:value-type="float">
            <text:p>0.148047198</text:p>
          </table:table-cell>
          <table:table-cell table:formula="of:=1-[.B28]" office:value-type="float" office:value="0.85195280196831" calcext:value-type="float">
            <text:p>0.851952802</text:p>
          </table:table-cell>
          <table:table-cell table:formula="of:=4*[.B28]*[.C28]" office:value-type="float" office:value="0.504516900746622" calcext:value-type="float">
            <text:p>0.5045169007</text:p>
          </table:table-cell>
        </table:table-row>
        <table:table-row table:style-name="ro1">
          <table:table-cell table:formula="of:=[.A28]+0.025" office:value-type="float" office:value="-0.324999999999999" calcext:value-type="float">
            <text:p>-0.325</text:p>
          </table:table-cell>
          <table:table-cell table:formula="of:=EXP([.A29]*5)/(EXP([.A29]*5)+1)" office:value-type="float" office:value="0.164516462896564" calcext:value-type="float">
            <text:p>0.1645164629</text:p>
          </table:table-cell>
          <table:table-cell table:formula="of:=1-[.B29]" office:value-type="float" office:value="0.835483537103436" calcext:value-type="float">
            <text:p>0.8354835371</text:p>
          </table:table-cell>
          <table:table-cell table:formula="of:=4*[.B29]*[.C29]" office:value-type="float" office:value="0.549803185330269" calcext:value-type="float">
            <text:p>0.5498031853</text:p>
          </table:table-cell>
        </table:table-row>
        <table:table-row table:style-name="ro1">
          <table:table-cell table:formula="of:=[.A29]+0.025" office:value-type="float" office:value="-0.299999999999999" calcext:value-type="float">
            <text:p>-0.3</text:p>
          </table:table-cell>
          <table:table-cell table:formula="of:=EXP([.A30]*5)/(EXP([.A30]*5)+1)" office:value-type="float" office:value="0.182425523806357" calcext:value-type="float">
            <text:p>0.1824255238</text:p>
          </table:table-cell>
          <table:table-cell table:formula="of:=1-[.B30]" office:value-type="float" office:value="0.817574476193643" calcext:value-type="float">
            <text:p>0.8175744762</text:p>
          </table:table-cell>
          <table:table-cell table:formula="of:=4*[.B30]*[.C30]" office:value-type="float" office:value="0.596585808281333" calcext:value-type="float">
            <text:p>0.5965858083</text:p>
          </table:table-cell>
        </table:table-row>
        <table:table-row table:style-name="ro1">
          <table:table-cell table:formula="of:=[.A30]+0.025" office:value-type="float" office:value="-0.274999999999999" calcext:value-type="float">
            <text:p>-0.275</text:p>
          </table:table-cell>
          <table:table-cell table:formula="of:=EXP([.A31]*5)/(EXP([.A31]*5)+1)" office:value-type="float" office:value="0.201813222260379" calcext:value-type="float">
            <text:p>0.2018132223</text:p>
          </table:table-cell>
          <table:table-cell table:formula="of:=1-[.B31]" office:value-type="float" office:value="0.798186777739621" calcext:value-type="float">
            <text:p>0.7981867777</text:p>
          </table:table-cell>
          <table:table-cell table:formula="of:=4*[.B31]*[.C31]" office:value-type="float" office:value="0.644338582325048" calcext:value-type="float">
            <text:p>0.6443385823</text:p>
          </table:table-cell>
        </table:table-row>
        <table:table-row table:style-name="ro1">
          <table:table-cell table:formula="of:=[.A31]+0.025" office:value-type="float" office:value="-0.249999999999999" calcext:value-type="float">
            <text:p>-0.25</text:p>
          </table:table-cell>
          <table:table-cell table:formula="of:=EXP([.A32]*5)/(EXP([.A32]*5)+1)" office:value-type="float" office:value="0.222700138825309" calcext:value-type="float">
            <text:p>0.2227001388</text:p>
          </table:table-cell>
          <table:table-cell table:formula="of:=1-[.B32]" office:value-type="float" office:value="0.777299861174691" calcext:value-type="float">
            <text:p>0.7772998612</text:p>
          </table:table-cell>
          <table:table-cell table:formula="of:=4*[.B32]*[.C32]" office:value-type="float" office:value="0.692419147969989" calcext:value-type="float">
            <text:p>0.692419148</text:p>
          </table:table-cell>
        </table:table-row>
        <table:table-row table:style-name="ro1">
          <table:table-cell table:formula="of:=[.A32]+0.025" office:value-type="float" office:value="-0.224999999999999" calcext:value-type="float">
            <text:p>-0.225</text:p>
          </table:table-cell>
          <table:table-cell table:formula="of:=EXP([.A33]*5)/(EXP([.A33]*5)+1)" office:value-type="float" office:value="0.245085013132372" calcext:value-type="float">
            <text:p>0.2450850131</text:p>
          </table:table-cell>
          <table:table-cell table:formula="of:=1-[.B33]" office:value-type="float" office:value="0.754914986867628" calcext:value-type="float">
            <text:p>0.7549149869</text:p>
          </table:table-cell>
          <table:table-cell table:formula="of:=4*[.B33]*[.C33]" office:value-type="float" office:value="0.740073397881109" calcext:value-type="float">
            <text:p>0.7400733979</text:p>
          </table:table-cell>
        </table:table-row>
        <table:table-row table:style-name="ro1">
          <table:table-cell table:formula="of:=[.A33]+0.025" office:value-type="float" office:value="-0.199999999999999" calcext:value-type="float">
            <text:p>-0.2</text:p>
          </table:table-cell>
          <table:table-cell table:formula="of:=EXP([.A34]*5)/(EXP([.A34]*5)+1)" office:value-type="float" office:value="0.268941421369996" calcext:value-type="float">
            <text:p>0.2689414214</text:p>
          </table:table-cell>
          <table:table-cell table:formula="of:=1-[.B34]" office:value-type="float" office:value="0.731058578630004" calcext:value-type="float">
            <text:p>0.7310585786</text:p>
          </table:table-cell>
          <table:table-cell table:formula="of:=4*[.B34]*[.C34]" office:value-type="float" office:value="0.786447732965929" calcext:value-type="float">
            <text:p>0.786447733</text:p>
          </table:table-cell>
        </table:table-row>
        <table:table-row table:style-name="ro1">
          <table:table-cell table:formula="of:=[.A34]+0.025" office:value-type="float" office:value="-0.174999999999999" calcext:value-type="float">
            <text:p>-0.175</text:p>
          </table:table-cell>
          <table:table-cell table:formula="of:=EXP([.A35]*5)/(EXP([.A35]*5)+1)" office:value-type="float" office:value="0.294214972162989" calcext:value-type="float">
            <text:p>0.2942149722</text:p>
          </table:table-cell>
          <table:table-cell table:formula="of:=1-[.B35]" office:value-type="float" office:value="0.705785027837011" calcext:value-type="float">
            <text:p>0.7057850278</text:p>
          </table:table-cell>
          <table:table-cell table:formula="of:=4*[.B35]*[.C35]" office:value-type="float" office:value="0.830610089272483" calcext:value-type="float">
            <text:p>0.8306100893</text:p>
          </table:table-cell>
        </table:table-row>
        <table:table-row table:style-name="ro1">
          <table:table-cell table:formula="of:=[.A35]+0.025" office:value-type="float" office:value="-0.149999999999999" calcext:value-type="float">
            <text:p>-0.15</text:p>
          </table:table-cell>
          <table:table-cell table:formula="of:=EXP([.A36]*5)/(EXP([.A36]*5)+1)" office:value-type="float" office:value="0.320821300824608" calcext:value-type="float">
            <text:p>0.3208213008</text:p>
          </table:table-cell>
          <table:table-cell table:formula="of:=1-[.B36]" office:value-type="float" office:value="0.679178699175392" calcext:value-type="float">
            <text:p>0.6791786992</text:p>
          </table:table-cell>
          <table:table-cell table:formula="of:=4*[.B36]*[.C36]" office:value-type="float" office:value="0.871579975047257" calcext:value-type="float">
            <text:p>0.871579975</text:p>
          </table:table-cell>
        </table:table-row>
        <table:table-row table:style-name="ro1">
          <table:table-cell table:formula="of:=[.A36]+0.025" office:value-type="float" office:value="-0.124999999999999" calcext:value-type="float">
            <text:p>-0.125</text:p>
          </table:table-cell>
          <table:table-cell table:formula="of:=EXP([.A37]*5)/(EXP([.A37]*5)+1)" office:value-type="float" office:value="0.348645135333946" calcext:value-type="float">
            <text:p>0.3486451353</text:p>
          </table:table-cell>
          <table:table-cell table:formula="of:=1-[.B37]" office:value-type="float" office:value="0.651354864666054" calcext:value-type="float">
            <text:p>0.6513548647</text:p>
          </table:table-cell>
          <table:table-cell table:formula="of:=4*[.B37]*[.C37]" office:value-type="float" office:value="0.908366819767683" calcext:value-type="float">
            <text:p>0.9083668198</text:p>
          </table:table-cell>
        </table:table-row>
        <table:table-row table:style-name="ro1">
          <table:table-cell table:formula="of:=[.A37]+0.025" office:value-type="float" office:value="-0.0999999999999994" calcext:value-type="float">
            <text:p>-0.1</text:p>
          </table:table-cell>
          <table:table-cell table:formula="of:=EXP([.A38]*5)/(EXP([.A38]*5)+1)" office:value-type="float" office:value="0.377540668798146" calcext:value-type="float">
            <text:p>0.3775406688</text:p>
          </table:table-cell>
          <table:table-cell table:formula="of:=1-[.B38]" office:value-type="float" office:value="0.622459331201854" calcext:value-type="float">
            <text:p>0.6224593312</text:p>
          </table:table-cell>
          <table:table-cell table:formula="of:=4*[.B38]*[.C38]" office:value-type="float" office:value="0.940014848806378" calcext:value-type="float">
            <text:p>0.9400148488</text:p>
          </table:table-cell>
        </table:table-row>
        <table:table-row table:style-name="ro1">
          <table:table-cell table:formula="of:=[.A38]+0.025" office:value-type="float" office:value="-0.0749999999999994" calcext:value-type="float">
            <text:p>-0.075</text:p>
          </table:table-cell>
          <table:table-cell table:formula="of:=EXP([.A39]*5)/(EXP([.A39]*5)+1)" office:value-type="float" office:value="0.407333400045931" calcext:value-type="float">
            <text:p>0.4073334</text:p>
          </table:table-cell>
          <table:table-cell table:formula="of:=1-[.B39]" office:value-type="float" office:value="0.592666599954069" calcext:value-type="float">
            <text:p>0.5926666</text:p>
          </table:table-cell>
          <table:table-cell table:formula="of:=4*[.B39]*[.C39]" office:value-type="float" office:value="0.96565160501181" calcext:value-type="float">
            <text:p>0.965651605</text:p>
          </table:table-cell>
        </table:table-row>
        <table:table-row table:style-name="ro1">
          <table:table-cell table:formula="of:=[.A39]+0.025" office:value-type="float" office:value="-0.0499999999999994" calcext:value-type="float">
            <text:p>-0.05</text:p>
          </table:table-cell>
          <table:table-cell table:formula="of:=EXP([.A40]*5)/(EXP([.A40]*5)+1)" office:value-type="float" office:value="0.437823499114203" calcext:value-type="float">
            <text:p>0.4378234991</text:p>
          </table:table-cell>
          <table:table-cell table:formula="of:=1-[.B40]" office:value-type="float" office:value="0.562176500885797" calcext:value-type="float">
            <text:p>0.5621765009</text:p>
          </table:table-cell>
          <table:table-cell table:formula="of:=4*[.B40]*[.C40]" office:value-type="float" office:value="0.984536330950394" calcext:value-type="float">
            <text:p>0.984536331</text:p>
          </table:table-cell>
        </table:table-row>
        <table:table-row table:style-name="ro1">
          <table:table-cell table:formula="of:=[.A40]+0.025" office:value-type="float" office:value="-0.0249999999999994" calcext:value-type="float">
            <text:p>-0.025</text:p>
          </table:table-cell>
          <table:table-cell table:formula="of:=EXP([.A41]*5)/(EXP([.A41]*5)+1)" office:value-type="float" office:value="0.468790626626245" calcext:value-type="float">
            <text:p>0.4687906266</text:p>
          </table:table-cell>
          <table:table-cell table:formula="of:=1-[.B41]" office:value-type="float" office:value="0.531209373373756" calcext:value-type="float">
            <text:p>0.5312093734</text:p>
          </table:table-cell>
          <table:table-cell table:formula="of:=4*[.B41]*[.C41]" office:value-type="float" office:value="0.99610390005447" calcext:value-type="float">
            <text:p>0.9961039001</text:p>
          </table:table-cell>
        </table:table-row>
        <table:table-row table:style-name="ro1">
          <table:table-cell table:formula="of:=[.A41]+0.025" office:value-type="float" office:value="6.03683769639929E-016" calcext:value-type="float">
            <text:p>6.03683769639929E-016</text:p>
          </table:table-cell>
          <table:table-cell table:formula="of:=EXP([.A42]*5)/(EXP([.A42]*5)+1)" office:value-type="float" office:value="0.500000000000001" calcext:value-type="float">
            <text:p>0.5</text:p>
          </table:table-cell>
          <table:table-cell table:formula="of:=1-[.B42]" office:value-type="float" office:value="0.499999999999999" calcext:value-type="float">
            <text:p>0.5</text:p>
          </table:table-cell>
          <table:table-cell table:formula="of:=4*[.B42]*[.C42]" office:value-type="float" office:value="1" calcext:value-type="float">
            <text:p>1</text:p>
          </table:table-cell>
        </table:table-row>
        <table:table-row table:style-name="ro1">
          <table:table-cell table:formula="of:=[.A42]+0.025" office:value-type="float" office:value="0.0250000000000006" calcext:value-type="float">
            <text:p>0.025</text:p>
          </table:table-cell>
          <table:table-cell table:formula="of:=EXP([.A43]*5)/(EXP([.A43]*5)+1)" office:value-type="float" office:value="0.531209373373757" calcext:value-type="float">
            <text:p>0.5312093734</text:p>
          </table:table-cell>
          <table:table-cell table:formula="of:=1-[.B43]" office:value-type="float" office:value="0.468790626626243" calcext:value-type="float">
            <text:p>0.4687906266</text:p>
          </table:table-cell>
          <table:table-cell table:formula="of:=4*[.B43]*[.C43]" office:value-type="float" office:value="0.99610390005447" calcext:value-type="float">
            <text:p>0.9961039001</text:p>
          </table:table-cell>
        </table:table-row>
        <table:table-row table:style-name="ro1">
          <table:table-cell table:formula="of:=[.A43]+0.025" office:value-type="float" office:value="0.0500000000000006" calcext:value-type="float">
            <text:p>0.05</text:p>
          </table:table-cell>
          <table:table-cell table:formula="of:=EXP([.A44]*5)/(EXP([.A44]*5)+1)" office:value-type="float" office:value="0.562176500885799" calcext:value-type="float">
            <text:p>0.5621765009</text:p>
          </table:table-cell>
          <table:table-cell table:formula="of:=1-[.B44]" office:value-type="float" office:value="0.437823499114201" calcext:value-type="float">
            <text:p>0.4378234991</text:p>
          </table:table-cell>
          <table:table-cell table:formula="of:=4*[.B44]*[.C44]" office:value-type="float" office:value="0.984536330950393" calcext:value-type="float">
            <text:p>0.984536331</text:p>
          </table:table-cell>
        </table:table-row>
        <table:table-row table:style-name="ro1">
          <table:table-cell table:formula="of:=[.A44]+0.025" office:value-type="float" office:value="0.0750000000000006" calcext:value-type="float">
            <text:p>0.075</text:p>
          </table:table-cell>
          <table:table-cell table:formula="of:=EXP([.A45]*5)/(EXP([.A45]*5)+1)" office:value-type="float" office:value="0.59266659995407" calcext:value-type="float">
            <text:p>0.5926666</text:p>
          </table:table-cell>
          <table:table-cell table:formula="of:=1-[.B45]" office:value-type="float" office:value="0.40733340004593" calcext:value-type="float">
            <text:p>0.4073334</text:p>
          </table:table-cell>
          <table:table-cell table:formula="of:=4*[.B45]*[.C45]" office:value-type="float" office:value="0.965651605011809" calcext:value-type="float">
            <text:p>0.965651605</text:p>
          </table:table-cell>
        </table:table-row>
        <table:table-row table:style-name="ro1">
          <table:table-cell table:formula="of:=[.A45]+0.025" office:value-type="float" office:value="0.100000000000001" calcext:value-type="float">
            <text:p>0.1</text:p>
          </table:table-cell>
          <table:table-cell table:formula="of:=EXP([.A46]*5)/(EXP([.A46]*5)+1)" office:value-type="float" office:value="0.622459331201855" calcext:value-type="float">
            <text:p>0.6224593312</text:p>
          </table:table-cell>
          <table:table-cell table:formula="of:=1-[.B46]" office:value-type="float" office:value="0.377540668798145" calcext:value-type="float">
            <text:p>0.3775406688</text:p>
          </table:table-cell>
          <table:table-cell table:formula="of:=4*[.B46]*[.C46]" office:value-type="float" office:value="0.940014848806377" calcext:value-type="float">
            <text:p>0.9400148488</text:p>
          </table:table-cell>
        </table:table-row>
        <table:table-row table:style-name="ro1">
          <table:table-cell table:formula="of:=[.A46]+0.025" office:value-type="float" office:value="0.125000000000001" calcext:value-type="float">
            <text:p>0.125</text:p>
          </table:table-cell>
          <table:table-cell table:formula="of:=EXP([.A47]*5)/(EXP([.A47]*5)+1)" office:value-type="float" office:value="0.651354864666055" calcext:value-type="float">
            <text:p>0.6513548647</text:p>
          </table:table-cell>
          <table:table-cell table:formula="of:=1-[.B47]" office:value-type="float" office:value="0.348645135333945" calcext:value-type="float">
            <text:p>0.3486451353</text:p>
          </table:table-cell>
          <table:table-cell table:formula="of:=4*[.B47]*[.C47]" office:value-type="float" office:value="0.908366819767681" calcext:value-type="float">
            <text:p>0.9083668198</text:p>
          </table:table-cell>
        </table:table-row>
        <table:table-row table:style-name="ro1">
          <table:table-cell table:formula="of:=[.A47]+0.025" office:value-type="float" office:value="0.150000000000001" calcext:value-type="float">
            <text:p>0.15</text:p>
          </table:table-cell>
          <table:table-cell table:formula="of:=EXP([.A48]*5)/(EXP([.A48]*5)+1)" office:value-type="float" office:value="0.679178699175394" calcext:value-type="float">
            <text:p>0.6791786992</text:p>
          </table:table-cell>
          <table:table-cell table:formula="of:=1-[.B48]" office:value-type="float" office:value="0.320821300824606" calcext:value-type="float">
            <text:p>0.3208213008</text:p>
          </table:table-cell>
          <table:table-cell table:formula="of:=4*[.B48]*[.C48]" office:value-type="float" office:value="0.871579975047255" calcext:value-type="float">
            <text:p>0.871579975</text:p>
          </table:table-cell>
        </table:table-row>
        <table:table-row table:style-name="ro1">
          <table:table-cell table:formula="of:=[.A48]+0.025" office:value-type="float" office:value="0.175000000000001" calcext:value-type="float">
            <text:p>0.175</text:p>
          </table:table-cell>
          <table:table-cell table:formula="of:=EXP([.A49]*5)/(EXP([.A49]*5)+1)" office:value-type="float" office:value="0.705785027837012" calcext:value-type="float">
            <text:p>0.7057850278</text:p>
          </table:table-cell>
          <table:table-cell table:formula="of:=1-[.B49]" office:value-type="float" office:value="0.294214972162988" calcext:value-type="float">
            <text:p>0.2942149722</text:p>
          </table:table-cell>
          <table:table-cell table:formula="of:=4*[.B49]*[.C49]" office:value-type="float" office:value="0.830610089272481" calcext:value-type="float">
            <text:p>0.8306100893</text:p>
          </table:table-cell>
        </table:table-row>
        <table:table-row table:style-name="ro1">
          <table:table-cell table:formula="of:=[.A49]+0.025" office:value-type="float" office:value="0.200000000000001" calcext:value-type="float">
            <text:p>0.2</text:p>
          </table:table-cell>
          <table:table-cell table:formula="of:=EXP([.A50]*5)/(EXP([.A50]*5)+1)" office:value-type="float" office:value="0.731058578630005" calcext:value-type="float">
            <text:p>0.7310585786</text:p>
          </table:table-cell>
          <table:table-cell table:formula="of:=1-[.B50]" office:value-type="float" office:value="0.268941421369995" calcext:value-type="float">
            <text:p>0.2689414214</text:p>
          </table:table-cell>
          <table:table-cell table:formula="of:=4*[.B50]*[.C50]" office:value-type="float" office:value="0.786447732965926" calcext:value-type="float">
            <text:p>0.786447733</text:p>
          </table:table-cell>
        </table:table-row>
        <table:table-row table:style-name="ro1">
          <table:table-cell table:formula="of:=[.A50]+0.025" office:value-type="float" office:value="0.225000000000001" calcext:value-type="float">
            <text:p>0.225</text:p>
          </table:table-cell>
          <table:table-cell table:formula="of:=EXP([.A51]*5)/(EXP([.A51]*5)+1)" office:value-type="float" office:value="0.754914986867629" calcext:value-type="float">
            <text:p>0.7549149869</text:p>
          </table:table-cell>
          <table:table-cell table:formula="of:=1-[.B51]" office:value-type="float" office:value="0.245085013132371" calcext:value-type="float">
            <text:p>0.2450850131</text:p>
          </table:table-cell>
          <table:table-cell table:formula="of:=4*[.B51]*[.C51]" office:value-type="float" office:value="0.740073397881107" calcext:value-type="float">
            <text:p>0.7400733979</text:p>
          </table:table-cell>
        </table:table-row>
        <table:table-row table:style-name="ro1">
          <table:table-cell table:formula="of:=[.A51]+0.025" office:value-type="float" office:value="0.250000000000001" calcext:value-type="float">
            <text:p>0.25</text:p>
          </table:table-cell>
          <table:table-cell table:formula="of:=EXP([.A52]*5)/(EXP([.A52]*5)+1)" office:value-type="float" office:value="0.777299861174692" calcext:value-type="float">
            <text:p>0.7772998612</text:p>
          </table:table-cell>
          <table:table-cell table:formula="of:=1-[.B52]" office:value-type="float" office:value="0.222700138825308" calcext:value-type="float">
            <text:p>0.2227001388</text:p>
          </table:table-cell>
          <table:table-cell table:formula="of:=4*[.B52]*[.C52]" office:value-type="float" office:value="0.692419147969987" calcext:value-type="float">
            <text:p>0.692419148</text:p>
          </table:table-cell>
        </table:table-row>
        <table:table-row table:style-name="ro1">
          <table:table-cell table:formula="of:=[.A52]+0.025" office:value-type="float" office:value="0.275000000000001" calcext:value-type="float">
            <text:p>0.275</text:p>
          </table:table-cell>
          <table:table-cell table:formula="of:=EXP([.A53]*5)/(EXP([.A53]*5)+1)" office:value-type="float" office:value="0.798186777739622" calcext:value-type="float">
            <text:p>0.7981867777</text:p>
          </table:table-cell>
          <table:table-cell table:formula="of:=1-[.B53]" office:value-type="float" office:value="0.201813222260378" calcext:value-type="float">
            <text:p>0.2018132223</text:p>
          </table:table-cell>
          <table:table-cell table:formula="of:=4*[.B53]*[.C53]" office:value-type="float" office:value="0.644338582325046" calcext:value-type="float">
            <text:p>0.6443385823</text:p>
          </table:table-cell>
        </table:table-row>
        <table:table-row table:style-name="ro1">
          <table:table-cell table:formula="of:=[.A53]+0.025" office:value-type="float" office:value="0.300000000000001" calcext:value-type="float">
            <text:p>0.3</text:p>
          </table:table-cell>
          <table:table-cell table:formula="of:=EXP([.A54]*5)/(EXP([.A54]*5)+1)" office:value-type="float" office:value="0.817574476193644" calcext:value-type="float">
            <text:p>0.8175744762</text:p>
          </table:table-cell>
          <table:table-cell table:formula="of:=1-[.B54]" office:value-type="float" office:value="0.182425523806356" calcext:value-type="float">
            <text:p>0.1824255238</text:p>
          </table:table-cell>
          <table:table-cell table:formula="of:=4*[.B54]*[.C54]" office:value-type="float" office:value="0.59658580828133" calcext:value-type="float">
            <text:p>0.5965858083</text:p>
          </table:table-cell>
        </table:table-row>
        <table:table-row table:style-name="ro1">
          <table:table-cell table:formula="of:=[.A54]+0.025" office:value-type="float" office:value="0.325000000000001" calcext:value-type="float">
            <text:p>0.325</text:p>
          </table:table-cell>
          <table:table-cell table:formula="of:=EXP([.A55]*5)/(EXP([.A55]*5)+1)" office:value-type="float" office:value="0.835483537103437" calcext:value-type="float">
            <text:p>0.8354835371</text:p>
          </table:table-cell>
          <table:table-cell table:formula="of:=1-[.B55]" office:value-type="float" office:value="0.164516462896563" calcext:value-type="float">
            <text:p>0.1645164629</text:p>
          </table:table-cell>
          <table:table-cell table:formula="of:=4*[.B55]*[.C55]" office:value-type="float" office:value="0.549803185330267" calcext:value-type="float">
            <text:p>0.5498031853</text:p>
          </table:table-cell>
        </table:table-row>
        <table:table-row table:style-name="ro1">
          <table:table-cell table:formula="of:=[.A55]+0.025" office:value-type="float" office:value="0.350000000000001" calcext:value-type="float">
            <text:p>0.35</text:p>
          </table:table-cell>
          <table:table-cell table:formula="of:=EXP([.A56]*5)/(EXP([.A56]*5)+1)" office:value-type="float" office:value="0.851952801968311" calcext:value-type="float">
            <text:p>0.851952802</text:p>
          </table:table-cell>
          <table:table-cell table:formula="of:=1-[.B56]" office:value-type="float" office:value="0.148047198031689" calcext:value-type="float">
            <text:p>0.148047198</text:p>
          </table:table-cell>
          <table:table-cell table:formula="of:=4*[.B56]*[.C56]" office:value-type="float" office:value="0.504516900746619" calcext:value-type="float">
            <text:p>0.5045169007</text:p>
          </table:table-cell>
        </table:table-row>
        <table:table-row table:style-name="ro1">
          <table:table-cell table:formula="of:=[.A56]+0.025" office:value-type="float" office:value="0.375000000000001" calcext:value-type="float">
            <text:p>0.375</text:p>
          </table:table-cell>
          <table:table-cell table:formula="of:=EXP([.A57]*5)/(EXP([.A57]*5)+1)" office:value-type="float" office:value="0.867035759802171" calcext:value-type="float">
            <text:p>0.8670357598</text:p>
          </table:table-cell>
          <table:table-cell table:formula="of:=1-[.B57]" office:value-type="float" office:value="0.132964240197829" calcext:value-type="float">
            <text:p>0.1329642402</text:p>
          </table:table-cell>
          <table:table-cell table:formula="of:=4*[.B57]*[.C57]" office:value-type="float" office:value="0.461139004105772" calcext:value-type="float">
            <text:p>0.4611390041</text:p>
          </table:table-cell>
        </table:table-row>
        <table:table-row table:style-name="ro1">
          <table:table-cell table:formula="of:=[.A57]+0.025" office:value-type="float" office:value="0.400000000000001" calcext:value-type="float">
            <text:p>0.4</text:p>
          </table:table-cell>
          <table:table-cell table:formula="of:=EXP([.A58]*5)/(EXP([.A58]*5)+1)" office:value-type="float" office:value="0.880797077977883" calcext:value-type="float">
            <text:p>0.880797078</text:p>
          </table:table-cell>
          <table:table-cell table:formula="of:=1-[.B58]" office:value-type="float" office:value="0.119202922022117" calcext:value-type="float">
            <text:p>0.119202922</text:p>
          </table:table-cell>
          <table:table-cell table:formula="of:=4*[.B58]*[.C58]" office:value-type="float" office:value="0.419974341614025" calcext:value-type="float">
            <text:p>0.4199743416</text:p>
          </table:table-cell>
        </table:table-row>
        <table:table-row table:style-name="ro1">
          <table:table-cell table:formula="of:=[.A58]+0.025" office:value-type="float" office:value="0.425000000000001" calcext:value-type="float">
            <text:p>0.425</text:p>
          </table:table-cell>
          <table:table-cell table:formula="of:=EXP([.A59]*5)/(EXP([.A59]*5)+1)" office:value-type="float" office:value="0.893309406054349" calcext:value-type="float">
            <text:p>0.8933094061</text:p>
          </table:table-cell>
          <table:table-cell table:formula="of:=1-[.B59]" office:value-type="float" office:value="0.106690593945651" calcext:value-type="float">
            <text:p>0.1066905939</text:p>
          </table:table-cell>
          <table:table-cell table:formula="of:=4*[.B59]*[.C59]" office:value-type="float" office:value="0.3812308444367" calcext:value-type="float">
            <text:p>0.3812308444</text:p>
          </table:table-cell>
        </table:table-row>
        <table:table-row table:style-name="ro1">
          <table:table-cell table:formula="of:=[.A59]+0.025" office:value-type="float" office:value="0.450000000000001" calcext:value-type="float">
            <text:p>0.45</text:p>
          </table:table-cell>
          <table:table-cell table:formula="of:=EXP([.A60]*5)/(EXP([.A60]*5)+1)" office:value-type="float" office:value="0.904650535100891" calcext:value-type="float">
            <text:p>0.9046505351</text:p>
          </table:table-cell>
          <table:table-cell table:formula="of:=1-[.B60]" office:value-type="float" office:value="0.0953494648991091" calcext:value-type="float">
            <text:p>0.0953494649</text:p>
          </table:table-cell>
          <table:table-cell table:formula="of:=4*[.B60]*[.C60]" office:value-type="float" office:value="0.345031777770251" calcext:value-type="float">
            <text:p>0.3450317778</text:p>
          </table:table-cell>
        </table:table-row>
        <table:table-row table:style-name="ro1">
          <table:table-cell table:formula="of:=[.A60]+0.025" office:value-type="float" office:value="0.475000000000001" calcext:value-type="float">
            <text:p>0.475</text:p>
          </table:table-cell>
          <table:table-cell table:formula="of:=EXP([.A61]*5)/(EXP([.A61]*5)+1)" office:value-type="float" office:value="0.91490095499298" calcext:value-type="float">
            <text:p>0.914900955</text:p>
          </table:table-cell>
          <table:table-cell table:formula="of:=1-[.B61]" office:value-type="float" office:value="0.0850990450070199" calcext:value-type="float">
            <text:p>0.085099045</text:p>
          </table:table-cell>
          <table:table-cell table:formula="of:=4*[.B61]*[.C61]" office:value-type="float" office:value="0.311428790183652" calcext:value-type="float">
            <text:p>0.3114287902</text:p>
          </table:table-cell>
        </table:table-row>
        <table:table-row table:style-name="ro1">
          <table:table-cell table:formula="of:=[.A61]+0.025" office:value-type="float" office:value="0.500000000000001" calcext:value-type="float">
            <text:p>0.5</text:p>
          </table:table-cell>
          <table:table-cell table:formula="of:=EXP([.A62]*5)/(EXP([.A62]*5)+1)" office:value-type="float" office:value="0.924141819978757" calcext:value-type="float">
            <text:p>0.92414182</text:p>
          </table:table-cell>
          <table:table-cell table:formula="of:=1-[.B62]" office:value-type="float" office:value="0.0758581800212432" calcext:value-type="float">
            <text:p>0.07585818</text:p>
          </table:table-cell>
          <table:table-cell table:formula="of:=4*[.B62]*[.C62]" office:value-type="float" office:value="0.280414866180432" calcext:value-type="float">
            <text:p>0.2804148662</text:p>
          </table:table-cell>
        </table:table-row>
        <table:table-row table:style-name="ro1">
          <table:table-cell table:formula="of:=[.A62]+0.025" office:value-type="float" office:value="0.525000000000001" calcext:value-type="float">
            <text:p>0.525</text:p>
          </table:table-cell>
          <table:table-cell table:formula="of:=EXP([.A63]*5)/(EXP([.A63]*5)+1)" office:value-type="float" office:value="0.932453308860371" calcext:value-type="float">
            <text:p>0.9324533089</text:p>
          </table:table-cell>
          <table:table-cell table:formula="of:=1-[.B63]" office:value-type="float" office:value="0.0675466911396289" calcext:value-type="float">
            <text:p>0.0675466911</text:p>
          </table:table-cell>
          <table:table-cell table:formula="of:=4*[.B63]*[.C63]" office:value-type="float" office:value="0.251936542622866" calcext:value-type="float">
            <text:p>0.2519365426</text:p>
          </table:table-cell>
        </table:table-row>
        <table:table-row table:style-name="ro1">
          <table:table-cell table:formula="of:=[.A63]+0.025" office:value-type="float" office:value="0.550000000000001" calcext:value-type="float">
            <text:p>0.55</text:p>
          </table:table-cell>
          <table:table-cell table:formula="of:=EXP([.A64]*5)/(EXP([.A64]*5)+1)" office:value-type="float" office:value="0.939913349825993" calcext:value-type="float">
            <text:p>0.9399133498</text:p>
          </table:table-cell>
          <table:table-cell table:formula="of:=1-[.B64]" office:value-type="float" office:value="0.0600866501740074" calcext:value-type="float">
            <text:p>0.0600866502</text:p>
          </table:table-cell>
          <table:table-cell table:formula="of:=4*[.B64]*[.C64]" office:value-type="float" office:value="0.225904978579495" calcext:value-type="float">
            <text:p>0.2259049786</text:p>
          </table:table-cell>
        </table:table-row>
        <table:table-row table:style-name="ro1">
          <table:table-cell table:formula="of:=[.A64]+0.025" office:value-type="float" office:value="0.575000000000001" calcext:value-type="float">
            <text:p>0.575</text:p>
          </table:table-cell>
          <table:table-cell table:formula="of:=EXP([.A65]*5)/(EXP([.A65]*5)+1)" office:value-type="float" office:value="0.946596670200176" calcext:value-type="float">
            <text:p>0.9465966702</text:p>
          </table:table-cell>
          <table:table-cell table:formula="of:=1-[.B65]" office:value-type="float" office:value="0.053403329799824" calcext:value-type="float">
            <text:p>0.0534033298</text:p>
          </table:table-cell>
          <table:table-cell table:formula="of:=4*[.B65]*[.C65]" office:value-type="float" office:value="0.202205656664461" calcext:value-type="float">
            <text:p>0.2022056567</text:p>
          </table:table-cell>
        </table:table-row>
        <table:table-row table:style-name="ro1">
          <table:table-cell table:formula="of:=[.A65]+0.025" office:value-type="float" office:value="0.600000000000001" calcext:value-type="float">
            <text:p>0.6</text:p>
          </table:table-cell>
          <table:table-cell table:formula="of:=EXP([.A66]*5)/(EXP([.A66]*5)+1)" office:value-type="float" office:value="0.952574126822433" calcext:value-type="float">
            <text:p>0.9525741268</text:p>
          </table:table-cell>
          <table:table-cell table:formula="of:=1-[.B66]" office:value-type="float" office:value="0.0474258731775666" calcext:value-type="float">
            <text:p>0.0474258732</text:p>
          </table:table-cell>
          <table:table-cell table:formula="of:=4*[.B66]*[.C66]" office:value-type="float" office:value="0.180706638923648" calcext:value-type="float">
            <text:p>0.1807066389</text:p>
          </table:table-cell>
        </table:table-row>
        <table:table-row table:style-name="ro1">
          <table:table-cell table:formula="of:=[.A66]+0.025" office:value-type="float" office:value="0.625000000000001" calcext:value-type="float">
            <text:p>0.625</text:p>
          </table:table-cell>
          <table:table-cell table:formula="of:=EXP([.A67]*5)/(EXP([.A67]*5)+1)" office:value-type="float" office:value="0.957912272084381" calcext:value-type="float">
            <text:p>0.9579122721</text:p>
          </table:table-cell>
          <table:table-cell table:formula="of:=1-[.B67]" office:value-type="float" office:value="0.0420877279156187" calcext:value-type="float">
            <text:p>0.0420877279</text:p>
          </table:table-cell>
          <table:table-cell table:formula="of:=4*[.B67]*[.C67]" office:value-type="float" office:value="0.161265404298078" calcext:value-type="float">
            <text:p>0.1612654043</text:p>
          </table:table-cell>
        </table:table-row>
        <table:table-row table:style-name="ro1">
          <table:table-cell table:formula="of:=[.A67]+0.025" office:value-type="float" office:value="0.650000000000001" calcext:value-type="float">
            <text:p>0.65</text:p>
          </table:table-cell>
          <table:table-cell table:formula="of:=EXP([.A68]*5)/(EXP([.A68]*5)+1)" office:value-type="float" office:value="0.962673112655871" calcext:value-type="float">
            <text:p>0.9626731127</text:p>
          </table:table-cell>
          <table:table-cell table:formula="of:=1-[.B68]" office:value-type="float" office:value="0.0373268873441293" calcext:value-type="float">
            <text:p>0.0373268873</text:p>
          </table:table-cell>
          <table:table-cell table:formula="of:=4*[.B68]*[.C68]" office:value-type="float" office:value="0.143734363301312" calcext:value-type="float">
            <text:p>0.1437343633</text:p>
          </table:table-cell>
        </table:table-row>
        <table:table-row table:style-name="ro1">
          <table:table-cell table:formula="of:=[.A68]+0.025" office:value-type="float" office:value="0.675000000000001" calcext:value-type="float">
            <text:p>0.675</text:p>
          </table:table-cell>
          <table:table-cell table:formula="of:=EXP([.A69]*5)/(EXP([.A69]*5)+1)" office:value-type="float" office:value="0.966914021611296" calcext:value-type="float">
            <text:p>0.9669140216</text:p>
          </table:table-cell>
          <table:table-cell table:formula="of:=1-[.B69]" office:value-type="float" office:value="0.033085978388704" calcext:value-type="float">
            <text:p>0.0330859784</text:p>
          </table:table-cell>
          <table:table-cell table:formula="of:=4*[.B69]*[.C69]" office:value-type="float" office:value="0.127965185691065" calcext:value-type="float">
            <text:p>0.1279651857</text:p>
          </table:table-cell>
        </table:table-row>
        <table:table-row table:style-name="ro1">
          <table:table-cell table:formula="of:=[.A69]+0.025" office:value-type="float" office:value="0.700000000000001" calcext:value-type="float">
            <text:p>0.7</text:p>
          </table:table-cell>
          <table:table-cell table:formula="of:=EXP([.A70]*5)/(EXP([.A70]*5)+1)" office:value-type="float" office:value="0.970687769248644" calcext:value-type="float">
            <text:p>0.9706877692</text:p>
          </table:table-cell>
          <table:table-cell table:formula="of:=1-[.B70]" office:value-type="float" office:value="0.0293122307513561" calcext:value-type="float">
            <text:p>0.0293122308</text:p>
          </table:table-cell>
          <table:table-cell table:formula="of:=4*[.B70]*[.C70]" office:value-type="float" office:value="0.113812095518942" calcext:value-type="float">
            <text:p>0.1138120955</text:p>
          </table:table-cell>
        </table:table-row>
        <table:table-row table:style-name="ro1">
          <table:table-cell table:formula="of:=[.A70]+0.025" office:value-type="float" office:value="0.725000000000001" calcext:value-type="float">
            <text:p>0.725</text:p>
          </table:table-cell>
          <table:table-cell table:formula="of:=EXP([.A71]*5)/(EXP([.A71]*5)+1)" office:value-type="float" office:value="0.974042642802203" calcext:value-type="float">
            <text:p>0.9740426428</text:p>
          </table:table-cell>
          <table:table-cell table:formula="of:=1-[.B71]" office:value-type="float" office:value="0.0259573571977967" calcext:value-type="float">
            <text:p>0.0259573572</text:p>
          </table:table-cell>
          <table:table-cell table:formula="of:=4*[.B71]*[.C71]" office:value-type="float" office:value="0.101134291220411" calcext:value-type="float">
            <text:p>0.1011342912</text:p>
          </table:table-cell>
        </table:table-row>
        <table:table-row table:style-name="ro1">
          <table:table-cell table:formula="of:=[.A71]+0.025" office:value-type="float" office:value="0.750000000000001" calcext:value-type="float">
            <text:p>0.75</text:p>
          </table:table-cell>
          <table:table-cell table:formula="of:=EXP([.A72]*5)/(EXP([.A72]*5)+1)" office:value-type="float" office:value="0.977022630089974" calcext:value-type="float">
            <text:p>0.9770226301</text:p>
          </table:table-cell>
          <table:table-cell table:formula="of:=1-[.B72]" office:value-type="float" office:value="0.0229773699100255" calcext:value-type="float">
            <text:p>0.0229773699</text:p>
          </table:table-cell>
          <table:table-cell table:formula="of:=4*[.B72]*[.C72]" office:value-type="float" office:value="0.0897976415281735" calcext:value-type="float">
            <text:p>0.0897976415</text:p>
          </table:table-cell>
        </table:table-row>
        <table:table-row table:style-name="ro1">
          <table:table-cell table:formula="of:=[.A72]+0.025" office:value-type="float" office:value="0.775000000000001" calcext:value-type="float">
            <text:p>0.775</text:p>
          </table:table-cell>
          <table:table-cell table:formula="of:=EXP([.A73]*5)/(EXP([.A73]*5)+1)" office:value-type="float" office:value="0.979667646657341" calcext:value-type="float">
            <text:p>0.9796676467</text:p>
          </table:table-cell>
          <table:table-cell table:formula="of:=1-[.B73]" office:value-type="float" office:value="0.0203323533426586" calcext:value-type="float">
            <text:p>0.0203323533</text:p>
          </table:table-cell>
          <table:table-cell table:formula="of:=4*[.B73]*[.C73]" office:value-type="float" office:value="0.0796757950008315" calcext:value-type="float">
            <text:p>0.079675795</text:p>
          </table:table-cell>
        </table:table-row>
        <table:table-row table:style-name="ro1">
          <table:table-cell table:formula="of:=[.A73]+0.025" office:value-type="float" office:value="0.800000000000001" calcext:value-type="float">
            <text:p>0.8</text:p>
          </table:table-cell>
          <table:table-cell table:formula="of:=EXP([.A74]*5)/(EXP([.A74]*5)+1)" office:value-type="float" office:value="0.982013790037909" calcext:value-type="float">
            <text:p>0.98201379</text:p>
          </table:table-cell>
          <table:table-cell table:formula="of:=1-[.B74]" office:value-type="float" office:value="0.0179862099620914" calcext:value-type="float">
            <text:p>0.01798621</text:p>
          </table:table-cell>
          <table:table-cell table:formula="of:=4*[.B74]*[.C74]" office:value-type="float" office:value="0.070650824853164" calcext:value-type="float">
            <text:p>0.0706508249</text:p>
          </table:table-cell>
        </table:table-row>
        <table:table-row table:style-name="ro1">
          <table:table-cell table:formula="of:=[.A74]+0.025" office:value-type="float" office:value="0.825000000000001" calcext:value-type="float">
            <text:p>0.825</text:p>
          </table:table-cell>
          <table:table-cell table:formula="of:=EXP([.A75]*5)/(EXP([.A75]*5)+1)" office:value-type="float" office:value="0.984093608288185" calcext:value-type="float">
            <text:p>0.9840936083</text:p>
          </table:table-cell>
          <table:table-cell table:formula="of:=1-[.B75]" office:value-type="float" office:value="0.0159063917118146" calcext:value-type="float">
            <text:p>0.0159063917</text:p>
          </table:table-cell>
          <table:table-cell table:formula="of:=4*[.B75]*[.C75]" office:value-type="float" office:value="0.0626135136580998" calcext:value-type="float">
            <text:p>0.0626135137</text:p>
          </table:table-cell>
        </table:table-row>
        <table:table-row table:style-name="ro1">
          <table:table-cell table:formula="of:=[.A75]+0.025" office:value-type="float" office:value="0.850000000000001" calcext:value-type="float">
            <text:p>0.85</text:p>
          </table:table-cell>
          <table:table-cell table:formula="of:=EXP([.A76]*5)/(EXP([.A76]*5)+1)" office:value-type="float" office:value="0.985936372956755" calcext:value-type="float">
            <text:p>0.985936373</text:p>
          </table:table-cell>
          <table:table-cell table:formula="of:=1-[.B76]" office:value-type="float" office:value="0.0140636270432454" calcext:value-type="float">
            <text:p>0.014063627</text:p>
          </table:table-cell>
          <table:table-cell table:formula="of:=4*[.B76]*[.C76]" office:value-type="float" office:value="0.0554633657505355" calcext:value-type="float">
            <text:p>0.0554633658</text:p>
          </table:table-cell>
        </table:table-row>
        <table:table-row table:style-name="ro1">
          <table:table-cell table:formula="of:=[.A76]+0.025" office:value-type="float" office:value="0.875000000000001" calcext:value-type="float">
            <text:p>0.875</text:p>
          </table:table-cell>
          <table:table-cell table:formula="of:=EXP([.A77]*5)/(EXP([.A77]*5)+1)" office:value-type="float" office:value="0.987568349146814" calcext:value-type="float">
            <text:p>0.9875683491</text:p>
          </table:table-cell>
          <table:table-cell table:formula="of:=1-[.B77]" office:value-type="float" office:value="0.0124316508531858" calcext:value-type="float">
            <text:p>0.0124316509</text:p>
          </table:table-cell>
          <table:table-cell table:formula="of:=4*[.B77]*[.C77]" office:value-type="float" office:value="0.049108419641001" calcext:value-type="float">
            <text:p>0.0491084196</text:p>
          </table:table-cell>
        </table:table-row>
        <table:table-row table:style-name="ro1">
          <table:table-cell table:formula="of:=[.A77]+0.025" office:value-type="float" office:value="0.900000000000001" calcext:value-type="float">
            <text:p>0.9</text:p>
          </table:table-cell>
          <table:table-cell table:formula="of:=EXP([.A78]*5)/(EXP([.A78]*5)+1)" office:value-type="float" office:value="0.989013057369407" calcext:value-type="float">
            <text:p>0.9890130574</text:p>
          </table:table-cell>
          <table:table-cell table:formula="of:=1-[.B78]" office:value-type="float" office:value="0.0109869426305931" calcext:value-type="float">
            <text:p>0.0109869426</text:p>
          </table:table-cell>
          <table:table-cell table:formula="of:=4*[.B78]*[.C78]" office:value-type="float" office:value="0.0434649188889005" calcext:value-type="float">
            <text:p>0.0434649189</text:p>
          </table:table-cell>
        </table:table-row>
        <table:table-row table:style-name="ro1">
          <table:table-cell table:formula="of:=[.A78]+0.025" office:value-type="float" office:value="0.925000000000001" calcext:value-type="float">
            <text:p>0.925</text:p>
          </table:table-cell>
          <table:table-cell table:formula="of:=EXP([.A79]*5)/(EXP([.A79]*5)+1)" office:value-type="float" office:value="0.990291523518526" calcext:value-type="float">
            <text:p>0.9902915235</text:p>
          </table:table-cell>
          <table:table-cell table:formula="of:=1-[.B79]" office:value-type="float" office:value="0.00970847648147399" calcext:value-type="float">
            <text:p>0.0097084765</text:p>
          </table:table-cell>
          <table:table-cell table:formula="of:=4*[.B79]*[.C79]" office:value-type="float" office:value="0.0384568878635306" calcext:value-type="float">
            <text:p>0.0384568879</text:p>
          </table:table-cell>
        </table:table-row>
        <table:table-row table:style-name="ro1">
          <table:table-cell table:formula="of:=[.A79]+0.025" office:value-type="float" office:value="0.950000000000001" calcext:value-type="float">
            <text:p>0.95</text:p>
          </table:table-cell>
          <table:table-cell table:formula="of:=EXP([.A80]*5)/(EXP([.A80]*5)+1)" office:value-type="float" office:value="0.991422514586288" calcext:value-type="float">
            <text:p>0.9914225146</text:p>
          </table:table-cell>
          <table:table-cell table:formula="of:=1-[.B80]" office:value-type="float" office:value="0.00857748541371195" calcext:value-type="float">
            <text:p>0.0085774854</text:p>
          </table:table-cell>
          <table:table-cell table:formula="of:=4*[.B80]*[.C80]" office:value-type="float" office:value="0.034015648630758" calcext:value-type="float">
            <text:p>0.0340156486</text:p>
          </table:table-cell>
        </table:table-row>
        <table:table-row table:style-name="ro1">
          <table:table-cell table:formula="of:=[.A80]+0.025" office:value-type="float" office:value="0.975000000000001" calcext:value-type="float">
            <text:p>0.975</text:p>
          </table:table-cell>
          <table:table-cell table:formula="of:=EXP([.A81]*5)/(EXP([.A81]*5)+1)" office:value-type="float" office:value="0.992422758732139" calcext:value-type="float">
            <text:p>0.9924227587</text:p>
          </table:table-cell>
          <table:table-cell table:formula="of:=1-[.B81]" office:value-type="float" office:value="0.00757724126786075" calcext:value-type="float">
            <text:p>0.0075772413</text:p>
          </table:table-cell>
          <table:table-cell table:formula="of:=4*[.B81]*[.C81]" office:value-type="float" office:value="0.0300793067305175" calcext:value-type="float">
            <text:p>0.0300793067</text:p>
          </table:table-cell>
        </table:table-row>
        <table:table-row table:style-name="ro1">
          <table:table-cell table:formula="of:=[.A81]+0.025" office:value-type="float" office:value="1" calcext:value-type="float">
            <text:p>1</text:p>
          </table:table-cell>
          <table:table-cell table:formula="of:=EXP([.A82]*5)/(EXP([.A82]*5)+1)" office:value-type="float" office:value="0.993307149075715" calcext:value-type="float">
            <text:p>0.9933071491</text:p>
          </table:table-cell>
          <table:table-cell table:formula="of:=1-[.B82]" office:value-type="float" office:value="0.00669285092428484" calcext:value-type="float">
            <text:p>0.0066928509</text:p>
          </table:table-cell>
          <table:table-cell table:formula="of:=4*[.B82]*[.C82]" office:value-type="float" office:value="0.0265922266831606" calcext:value-type="float">
            <text:p>0.02659222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5-25T21:58:45.939765795</meta:creation-date>
    <dc:date>2016-05-26T00:28:25.959098428</dc:date>
    <dc:creator>Douglas Kelley</dc:creator>
    <meta:editing-duration>PT1H59M12S</meta:editing-duration>
    <meta:editing-cycles>1</meta:editing-cycles>
    <meta:generator>LibreOffice/4.4.6.3$Linux_X86_64 LibreOffice_project/40m0$Build-3</meta:generator>
    <meta:document-statistic meta:table-count="1" meta:cell-count="3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Rokkitt" style:font-style-name="Regular" fo:font-size="3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2cm" svg:stroke-color="#cf8a05" draw:fill-color="#cf8a05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2cm" svg:stroke-color="#bbbbff" draw:fill-color="#bbbbff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2cm" svg:stroke-color="#c5000b" draw:fill-color="#c5000b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svg:stroke-opacity="0%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516cm" svg:height="12.439cm" xlink:href=".." xlink:type="simple" chart:class="chart:scatter" chart:style-name="ch1">
        <chart:legend svg:x="1.118cm" svg:y="3.848cm" style:legend-expansion="custom" chartooo:width="5.657cm" chartooo:height="4.317cm" style:legend-expansion-aspect-ratio="1.3104007412555" chart:style-name="ch2"/>
        <chart:plot-area chart:style-name="ch3" table:cell-range-address="Sheet1.A1:Sheet1.D82" chart:data-source-has-labels="row" svg:x="0.55cm" svg:y="0.248cm" svg:width="26.416cm" svg:height="11.943cm">
          <chartooo:coordinate-region svg:x="0.55cm" svg:y="0.248cm" svg:width="26.416cm" svg:height="11.943cm"/>
          <chart:axis chart:dimension="x" chart:name="primary-x" chart:style-name="ch4"/>
          <chart:axis chart:dimension="y" chart:name="primary-y" chart:style-name="ch5"/>
          <chart:series chart:style-name="ch6" chart:values-cell-range-address="Sheet1.B2:Sheet1.B82" chart:label-cell-address="Sheet1.B1:Sheet1.B1" chart:class="chart:scatter">
            <chart:domain table:cell-range-address="Sheet1.A2:Sheet1.A82"/>
            <chart:data-point chart:repeated="81"/>
          </chart:series>
          <chart:series chart:style-name="ch7" chart:values-cell-range-address="Sheet1.C2:Sheet1.C82" chart:label-cell-address="Sheet1.C1:Sheet1.C1" chart:class="chart:scatter">
            <chart:data-point chart:repeated="81"/>
          </chart:series>
          <chart:series chart:style-name="ch8" chart:values-cell-range-address="Sheet1.D2:Sheet1.D82" chart:label-cell-address="Sheet1.D1:Sheet1.D1" chart:class="chart:scatter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PP</text:p>
                <draw:g>
                  <svg:desc>Sheet1.B1:Sheet1.B1</svg:desc>
                </draw:g>
              </table:table-cell>
              <table:table-cell office:value-type="string">
                <text:p>Moisture</text:p>
                <draw:g>
                  <svg:desc>Sheet1.C1:Sheet1.C1</svg:desc>
                </draw:g>
              </table:table-cell>
              <table:table-cell office:value-type="string">
                <text:p>Fir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2:Sheet1.A82</svg:desc>
                </draw:g>
              </table:table-cell>
              <table:table-cell office:value-type="float" office:value="0.00669285092428486">
                <text:p>0.00669285092428486</text:p>
                <draw:g>
                  <svg:desc>Sheet1.B2:Sheet1.B82</svg:desc>
                </draw:g>
              </table:table-cell>
              <table:table-cell office:value-type="float" office:value="0.993307149075715">
                <text:p>0.993307149075715</text:p>
                <draw:g>
                  <svg:desc>Sheet1.C2:Sheet1.C82</svg:desc>
                </draw:g>
              </table:table-cell>
              <table:table-cell office:value-type="float" office:value="0.0265922266831606">
                <text:p>0.0265922266831606</text:p>
                <draw:g>
                  <svg:desc>Sheet1.D2:Sheet1.D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75">
                <text:p>-0.975</text:p>
              </table:table-cell>
              <table:table-cell office:value-type="float" office:value="0.00757724126786081">
                <text:p>0.00757724126786081</text:p>
              </table:table-cell>
              <table:table-cell office:value-type="float" office:value="0.992422758732139">
                <text:p>0.992422758732139</text:p>
              </table:table-cell>
              <table:table-cell office:value-type="float" office:value="0.0300793067305178">
                <text:p>0.0300793067305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5">
                <text:p>-0.95</text:p>
              </table:table-cell>
              <table:table-cell office:value-type="float" office:value="0.00857748541371199">
                <text:p>0.00857748541371199</text:p>
              </table:table-cell>
              <table:table-cell office:value-type="float" office:value="0.991422514586288">
                <text:p>0.991422514586288</text:p>
              </table:table-cell>
              <table:table-cell office:value-type="float" office:value="0.0340156486307582">
                <text:p>0.0340156486307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25">
                <text:p>-0.925</text:p>
              </table:table-cell>
              <table:table-cell office:value-type="float" office:value="0.00970847648147407">
                <text:p>0.00970847648147407</text:p>
              </table:table-cell>
              <table:table-cell office:value-type="float" office:value="0.990291523518526">
                <text:p>0.990291523518526</text:p>
              </table:table-cell>
              <table:table-cell office:value-type="float" office:value="0.0384568878635309">
                <text:p>0.0384568878635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">
                <text:p>-0.9</text:p>
              </table:table-cell>
              <table:table-cell office:value-type="float" office:value="0.0109869426305932">
                <text:p>0.0109869426305932</text:p>
              </table:table-cell>
              <table:table-cell office:value-type="float" office:value="0.989013057369407">
                <text:p>0.989013057369407</text:p>
              </table:table-cell>
              <table:table-cell office:value-type="float" office:value="0.0434649188889009">
                <text:p>0.0434649188889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75">
                <text:p>-0.875</text:p>
              </table:table-cell>
              <table:table-cell office:value-type="float" office:value="0.0124316508531858">
                <text:p>0.0124316508531858</text:p>
              </table:table-cell>
              <table:table-cell office:value-type="float" office:value="0.987568349146814">
                <text:p>0.987568349146814</text:p>
              </table:table-cell>
              <table:table-cell office:value-type="float" office:value="0.0491084196410012">
                <text:p>0.0491084196410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85">
                <text:p>-0.85</text:p>
              </table:table-cell>
              <table:table-cell office:value-type="float" office:value="0.0140636270432455">
                <text:p>0.0140636270432455</text:p>
              </table:table-cell>
              <table:table-cell office:value-type="float" office:value="0.985936372956754">
                <text:p>0.985936372956754</text:p>
              </table:table-cell>
              <table:table-cell office:value-type="float" office:value="0.0554633657505359">
                <text:p>0.05546336575053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825">
                <text:p>-0.825</text:p>
              </table:table-cell>
              <table:table-cell office:value-type="float" office:value="0.0159063917118147">
                <text:p>0.0159063917118147</text:p>
              </table:table-cell>
              <table:table-cell office:value-type="float" office:value="0.984093608288185">
                <text:p>0.984093608288185</text:p>
              </table:table-cell>
              <table:table-cell office:value-type="float" office:value="0.0626135136581001">
                <text:p>0.0626135136581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">
                <text:p>-0.8</text:p>
              </table:table-cell>
              <table:table-cell office:value-type="float" office:value="0.0179862099620916">
                <text:p>0.0179862099620916</text:p>
              </table:table-cell>
              <table:table-cell office:value-type="float" office:value="0.982013790037908">
                <text:p>0.982013790037908</text:p>
              </table:table-cell>
              <table:table-cell office:value-type="float" office:value="0.0706508248531645">
                <text:p>0.07065082485316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775">
                <text:p>-0.775</text:p>
              </table:table-cell>
              <table:table-cell office:value-type="float" office:value="0.0203323533426588">
                <text:p>0.0203323533426588</text:p>
              </table:table-cell>
              <table:table-cell office:value-type="float" office:value="0.979667646657341">
                <text:p>0.979667646657341</text:p>
              </table:table-cell>
              <table:table-cell office:value-type="float" office:value="0.0796757950008322">
                <text:p>0.0796757950008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75">
                <text:p>-0.75</text:p>
              </table:table-cell>
              <table:table-cell office:value-type="float" office:value="0.0229773699100256">
                <text:p>0.0229773699100256</text:p>
              </table:table-cell>
              <table:table-cell office:value-type="float" office:value="0.977022630089974">
                <text:p>0.977022630089974</text:p>
              </table:table-cell>
              <table:table-cell office:value-type="float" office:value="0.0897976415281739">
                <text:p>0.0897976415281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725">
                <text:p>-0.725</text:p>
              </table:table-cell>
              <table:table-cell office:value-type="float" office:value="0.0259573571977969">
                <text:p>0.0259573571977969</text:p>
              </table:table-cell>
              <table:table-cell office:value-type="float" office:value="0.974042642802203">
                <text:p>0.974042642802203</text:p>
              </table:table-cell>
              <table:table-cell office:value-type="float" office:value="0.101134291220411">
                <text:p>0.1011342912204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">
                <text:p>-0.7</text:p>
              </table:table-cell>
              <table:table-cell office:value-type="float" office:value="0.0293122307513564">
                <text:p>0.0293122307513564</text:p>
              </table:table-cell>
              <table:table-cell office:value-type="float" office:value="0.970687769248644">
                <text:p>0.970687769248644</text:p>
              </table:table-cell>
              <table:table-cell office:value-type="float" office:value="0.113812095518942">
                <text:p>0.1138120955189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75">
                <text:p>-0.675</text:p>
              </table:table-cell>
              <table:table-cell office:value-type="float" office:value="0.0330859783887042">
                <text:p>0.0330859783887042</text:p>
              </table:table-cell>
              <table:table-cell office:value-type="float" office:value="0.966914021611296">
                <text:p>0.966914021611296</text:p>
              </table:table-cell>
              <table:table-cell office:value-type="float" office:value="0.127965185691065">
                <text:p>0.1279651856910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65">
                <text:p>-0.65</text:p>
              </table:table-cell>
              <table:table-cell office:value-type="float" office:value="0.0373268873441295">
                <text:p>0.0373268873441295</text:p>
              </table:table-cell>
              <table:table-cell office:value-type="float" office:value="0.96267311265587">
                <text:p>0.96267311265587</text:p>
              </table:table-cell>
              <table:table-cell office:value-type="float" office:value="0.143734363301313">
                <text:p>0.1437343633013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625">
                <text:p>-0.625</text:p>
              </table:table-cell>
              <table:table-cell office:value-type="float" office:value="0.0420877279156189">
                <text:p>0.0420877279156189</text:p>
              </table:table-cell>
              <table:table-cell office:value-type="float" office:value="0.957912272084381">
                <text:p>0.957912272084381</text:p>
              </table:table-cell>
              <table:table-cell office:value-type="float" office:value="0.161265404298079">
                <text:p>0.1612654042980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6">
                <text:p>-0.6</text:p>
              </table:table-cell>
              <table:table-cell office:value-type="float" office:value="0.0474258731775669">
                <text:p>0.0474258731775669</text:p>
              </table:table-cell>
              <table:table-cell office:value-type="float" office:value="0.952574126822433">
                <text:p>0.952574126822433</text:p>
              </table:table-cell>
              <table:table-cell office:value-type="float" office:value="0.180706638923649">
                <text:p>0.1807066389236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75">
                <text:p>-0.575</text:p>
              </table:table-cell>
              <table:table-cell office:value-type="float" office:value="0.0534033297998243">
                <text:p>0.0534033297998243</text:p>
              </table:table-cell>
              <table:table-cell office:value-type="float" office:value="0.946596670200176">
                <text:p>0.946596670200176</text:p>
              </table:table-cell>
              <table:table-cell office:value-type="float" office:value="0.202205656664462">
                <text:p>0.202205656664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55">
                <text:p>-0.55</text:p>
              </table:table-cell>
              <table:table-cell office:value-type="float" office:value="0.0600866501740077">
                <text:p>0.0600866501740077</text:p>
              </table:table-cell>
              <table:table-cell office:value-type="float" office:value="0.939913349825992">
                <text:p>0.939913349825992</text:p>
              </table:table-cell>
              <table:table-cell office:value-type="float" office:value="0.225904978579497">
                <text:p>0.2259049785794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25">
                <text:p>-0.525</text:p>
              </table:table-cell>
              <table:table-cell office:value-type="float" office:value="0.0675466911396292">
                <text:p>0.0675466911396292</text:p>
              </table:table-cell>
              <table:table-cell office:value-type="float" office:value="0.932453308860371">
                <text:p>0.932453308860371</text:p>
              </table:table-cell>
              <table:table-cell office:value-type="float" office:value="0.251936542622867">
                <text:p>0.2519365426228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5">
                <text:p>-0.5</text:p>
              </table:table-cell>
              <table:table-cell office:value-type="float" office:value="0.0758581800212437">
                <text:p>0.0758581800212437</text:p>
              </table:table-cell>
              <table:table-cell office:value-type="float" office:value="0.924141819978756">
                <text:p>0.924141819978756</text:p>
              </table:table-cell>
              <table:table-cell office:value-type="float" office:value="0.280414866180433">
                <text:p>0.2804148661804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475">
                <text:p>-0.475</text:p>
              </table:table-cell>
              <table:table-cell office:value-type="float" office:value="0.0850990450070204">
                <text:p>0.0850990450070204</text:p>
              </table:table-cell>
              <table:table-cell office:value-type="float" office:value="0.91490095499298">
                <text:p>0.91490095499298</text:p>
              </table:table-cell>
              <table:table-cell office:value-type="float" office:value="0.311428790183654">
                <text:p>0.3114287901836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45">
                <text:p>-0.45</text:p>
              </table:table-cell>
              <table:table-cell office:value-type="float" office:value="0.0953494648991097">
                <text:p>0.0953494648991097</text:p>
              </table:table-cell>
              <table:table-cell office:value-type="float" office:value="0.90465053510089">
                <text:p>0.90465053510089</text:p>
              </table:table-cell>
              <table:table-cell office:value-type="float" office:value="0.345031777770253">
                <text:p>0.3450317777702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425">
                <text:p>-0.425</text:p>
              </table:table-cell>
              <table:table-cell office:value-type="float" office:value="0.106690593945651">
                <text:p>0.106690593945651</text:p>
              </table:table-cell>
              <table:table-cell office:value-type="float" office:value="0.893309406054348">
                <text:p>0.893309406054348</text:p>
              </table:table-cell>
              <table:table-cell office:value-type="float" office:value="0.381230844436702">
                <text:p>0.3812308444367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4">
                <text:p>-0.4</text:p>
              </table:table-cell>
              <table:table-cell office:value-type="float" office:value="0.119202922022118">
                <text:p>0.119202922022118</text:p>
              </table:table-cell>
              <table:table-cell office:value-type="float" office:value="0.880797077977882">
                <text:p>0.880797077977882</text:p>
              </table:table-cell>
              <table:table-cell office:value-type="float" office:value="0.419974341614027">
                <text:p>0.4199743416140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374999999999999">
                <text:p>-0.374999999999999</text:p>
              </table:table-cell>
              <table:table-cell office:value-type="float" office:value="0.13296424019783">
                <text:p>0.13296424019783</text:p>
              </table:table-cell>
              <table:table-cell office:value-type="float" office:value="0.86703575980217">
                <text:p>0.86703575980217</text:p>
              </table:table-cell>
              <table:table-cell office:value-type="float" office:value="0.461139004105774">
                <text:p>0.4611390041057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14804719803169">
                <text:p>0.14804719803169</text:p>
              </table:table-cell>
              <table:table-cell office:value-type="float" office:value="0.85195280196831">
                <text:p>0.85195280196831</text:p>
              </table:table-cell>
              <table:table-cell office:value-type="float" office:value="0.504516900746622">
                <text:p>0.5045169007466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324999999999999">
                <text:p>-0.324999999999999</text:p>
              </table:table-cell>
              <table:table-cell office:value-type="float" office:value="0.164516462896564">
                <text:p>0.164516462896564</text:p>
              </table:table-cell>
              <table:table-cell office:value-type="float" office:value="0.835483537103436">
                <text:p>0.835483537103436</text:p>
              </table:table-cell>
              <table:table-cell office:value-type="float" office:value="0.549803185330269">
                <text:p>0.5498031853302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182425523806357">
                <text:p>0.182425523806357</text:p>
              </table:table-cell>
              <table:table-cell office:value-type="float" office:value="0.817574476193643">
                <text:p>0.817574476193643</text:p>
              </table:table-cell>
              <table:table-cell office:value-type="float" office:value="0.596585808281333">
                <text:p>0.596585808281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274999999999999">
                <text:p>-0.274999999999999</text:p>
              </table:table-cell>
              <table:table-cell office:value-type="float" office:value="0.201813222260379">
                <text:p>0.201813222260379</text:p>
              </table:table-cell>
              <table:table-cell office:value-type="float" office:value="0.798186777739621">
                <text:p>0.798186777739621</text:p>
              </table:table-cell>
              <table:table-cell office:value-type="float" office:value="0.644338582325048">
                <text:p>0.6443385823250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222700138825309">
                <text:p>0.222700138825309</text:p>
              </table:table-cell>
              <table:table-cell office:value-type="float" office:value="0.777299861174691">
                <text:p>0.777299861174691</text:p>
              </table:table-cell>
              <table:table-cell office:value-type="float" office:value="0.692419147969989">
                <text:p>0.6924191479699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224999999999999">
                <text:p>-0.224999999999999</text:p>
              </table:table-cell>
              <table:table-cell office:value-type="float" office:value="0.245085013132372">
                <text:p>0.245085013132372</text:p>
              </table:table-cell>
              <table:table-cell office:value-type="float" office:value="0.754914986867628">
                <text:p>0.754914986867628</text:p>
              </table:table-cell>
              <table:table-cell office:value-type="float" office:value="0.740073397881109">
                <text:p>0.7400733978811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268941421369996">
                <text:p>0.268941421369996</text:p>
              </table:table-cell>
              <table:table-cell office:value-type="float" office:value="0.731058578630004">
                <text:p>0.731058578630004</text:p>
              </table:table-cell>
              <table:table-cell office:value-type="float" office:value="0.786447732965929">
                <text:p>0.7864477329659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74999999999999">
                <text:p>-0.174999999999999</text:p>
              </table:table-cell>
              <table:table-cell office:value-type="float" office:value="0.294214972162989">
                <text:p>0.294214972162989</text:p>
              </table:table-cell>
              <table:table-cell office:value-type="float" office:value="0.705785027837011">
                <text:p>0.705785027837011</text:p>
              </table:table-cell>
              <table:table-cell office:value-type="float" office:value="0.830610089272483">
                <text:p>0.8306100892724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320821300824608">
                <text:p>0.320821300824608</text:p>
              </table:table-cell>
              <table:table-cell office:value-type="float" office:value="0.679178699175392">
                <text:p>0.679178699175392</text:p>
              </table:table-cell>
              <table:table-cell office:value-type="float" office:value="0.871579975047257">
                <text:p>0.8715799750472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24999999999999">
                <text:p>-0.124999999999999</text:p>
              </table:table-cell>
              <table:table-cell office:value-type="float" office:value="0.348645135333946">
                <text:p>0.348645135333946</text:p>
              </table:table-cell>
              <table:table-cell office:value-type="float" office:value="0.651354864666054">
                <text:p>0.651354864666054</text:p>
              </table:table-cell>
              <table:table-cell office:value-type="float" office:value="0.908366819767683">
                <text:p>0.9083668197676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999999999999994">
                <text:p>-0.0999999999999994</text:p>
              </table:table-cell>
              <table:table-cell office:value-type="float" office:value="0.377540668798146">
                <text:p>0.377540668798146</text:p>
              </table:table-cell>
              <table:table-cell office:value-type="float" office:value="0.622459331201854">
                <text:p>0.622459331201854</text:p>
              </table:table-cell>
              <table:table-cell office:value-type="float" office:value="0.940014848806378">
                <text:p>0.9400148488063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749999999999994">
                <text:p>-0.0749999999999994</text:p>
              </table:table-cell>
              <table:table-cell office:value-type="float" office:value="0.407333400045931">
                <text:p>0.407333400045931</text:p>
              </table:table-cell>
              <table:table-cell office:value-type="float" office:value="0.592666599954069">
                <text:p>0.592666599954069</text:p>
              </table:table-cell>
              <table:table-cell office:value-type="float" office:value="0.96565160501181">
                <text:p>0.965651605011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499999999999994">
                <text:p>-0.0499999999999994</text:p>
              </table:table-cell>
              <table:table-cell office:value-type="float" office:value="0.437823499114203">
                <text:p>0.437823499114203</text:p>
              </table:table-cell>
              <table:table-cell office:value-type="float" office:value="0.562176500885797">
                <text:p>0.562176500885797</text:p>
              </table:table-cell>
              <table:table-cell office:value-type="float" office:value="0.984536330950394">
                <text:p>0.9845363309503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249999999999994">
                <text:p>-0.0249999999999994</text:p>
              </table:table-cell>
              <table:table-cell office:value-type="float" office:value="0.468790626626245">
                <text:p>0.468790626626245</text:p>
              </table:table-cell>
              <table:table-cell office:value-type="float" office:value="0.531209373373756">
                <text:p>0.531209373373756</text:p>
              </table:table-cell>
              <table:table-cell office:value-type="float" office:value="0.99610390005447">
                <text:p>0.996103900054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03683769639929E-016">
                <text:p>6.03683769639929E-016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50000000000006">
                <text:p>0.0250000000000006</text:p>
              </table:table-cell>
              <table:table-cell office:value-type="float" office:value="0.531209373373757">
                <text:p>0.531209373373757</text:p>
              </table:table-cell>
              <table:table-cell office:value-type="float" office:value="0.468790626626243">
                <text:p>0.468790626626243</text:p>
              </table:table-cell>
              <table:table-cell office:value-type="float" office:value="0.99610390005447">
                <text:p>0.996103900054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00000000000006">
                <text:p>0.0500000000000006</text:p>
              </table:table-cell>
              <table:table-cell office:value-type="float" office:value="0.562176500885799">
                <text:p>0.562176500885799</text:p>
              </table:table-cell>
              <table:table-cell office:value-type="float" office:value="0.437823499114201">
                <text:p>0.437823499114201</text:p>
              </table:table-cell>
              <table:table-cell office:value-type="float" office:value="0.984536330950393">
                <text:p>0.9845363309503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50000000000006">
                <text:p>0.0750000000000006</text:p>
              </table:table-cell>
              <table:table-cell office:value-type="float" office:value="0.59266659995407">
                <text:p>0.59266659995407</text:p>
              </table:table-cell>
              <table:table-cell office:value-type="float" office:value="0.40733340004593">
                <text:p>0.40733340004593</text:p>
              </table:table-cell>
              <table:table-cell office:value-type="float" office:value="0.965651605011809">
                <text:p>0.9656516050118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622459331201855">
                <text:p>0.622459331201855</text:p>
              </table:table-cell>
              <table:table-cell office:value-type="float" office:value="0.377540668798145">
                <text:p>0.377540668798145</text:p>
              </table:table-cell>
              <table:table-cell office:value-type="float" office:value="0.940014848806377">
                <text:p>0.9400148488063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25000000000001">
                <text:p>0.125000000000001</text:p>
              </table:table-cell>
              <table:table-cell office:value-type="float" office:value="0.651354864666055">
                <text:p>0.651354864666055</text:p>
              </table:table-cell>
              <table:table-cell office:value-type="float" office:value="0.348645135333945">
                <text:p>0.348645135333945</text:p>
              </table:table-cell>
              <table:table-cell office:value-type="float" office:value="0.908366819767681">
                <text:p>0.9083668197676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679178699175394">
                <text:p>0.679178699175394</text:p>
              </table:table-cell>
              <table:table-cell office:value-type="float" office:value="0.320821300824606">
                <text:p>0.320821300824606</text:p>
              </table:table-cell>
              <table:table-cell office:value-type="float" office:value="0.871579975047255">
                <text:p>0.8715799750472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75000000000001">
                <text:p>0.175000000000001</text:p>
              </table:table-cell>
              <table:table-cell office:value-type="float" office:value="0.705785027837012">
                <text:p>0.705785027837012</text:p>
              </table:table-cell>
              <table:table-cell office:value-type="float" office:value="0.294214972162988">
                <text:p>0.294214972162988</text:p>
              </table:table-cell>
              <table:table-cell office:value-type="float" office:value="0.830610089272481">
                <text:p>0.8306100892724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731058578630005">
                <text:p>0.731058578630005</text:p>
              </table:table-cell>
              <table:table-cell office:value-type="float" office:value="0.268941421369995">
                <text:p>0.268941421369995</text:p>
              </table:table-cell>
              <table:table-cell office:value-type="float" office:value="0.786447732965926">
                <text:p>0.7864477329659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25000000000001">
                <text:p>0.225000000000001</text:p>
              </table:table-cell>
              <table:table-cell office:value-type="float" office:value="0.754914986867629">
                <text:p>0.754914986867629</text:p>
              </table:table-cell>
              <table:table-cell office:value-type="float" office:value="0.245085013132371">
                <text:p>0.245085013132371</text:p>
              </table:table-cell>
              <table:table-cell office:value-type="float" office:value="0.740073397881107">
                <text:p>0.7400733978811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0.777299861174692">
                <text:p>0.777299861174692</text:p>
              </table:table-cell>
              <table:table-cell office:value-type="float" office:value="0.222700138825308">
                <text:p>0.222700138825308</text:p>
              </table:table-cell>
              <table:table-cell office:value-type="float" office:value="0.692419147969987">
                <text:p>0.6924191479699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75000000000001">
                <text:p>0.275000000000001</text:p>
              </table:table-cell>
              <table:table-cell office:value-type="float" office:value="0.798186777739622">
                <text:p>0.798186777739622</text:p>
              </table:table-cell>
              <table:table-cell office:value-type="float" office:value="0.201813222260378">
                <text:p>0.201813222260378</text:p>
              </table:table-cell>
              <table:table-cell office:value-type="float" office:value="0.644338582325046">
                <text:p>0.6443385823250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817574476193644">
                <text:p>0.817574476193644</text:p>
              </table:table-cell>
              <table:table-cell office:value-type="float" office:value="0.182425523806356">
                <text:p>0.182425523806356</text:p>
              </table:table-cell>
              <table:table-cell office:value-type="float" office:value="0.59658580828133">
                <text:p>0.596585808281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25000000000001">
                <text:p>0.325000000000001</text:p>
              </table:table-cell>
              <table:table-cell office:value-type="float" office:value="0.835483537103437">
                <text:p>0.835483537103437</text:p>
              </table:table-cell>
              <table:table-cell office:value-type="float" office:value="0.164516462896563">
                <text:p>0.164516462896563</text:p>
              </table:table-cell>
              <table:table-cell office:value-type="float" office:value="0.549803185330267">
                <text:p>0.5498031853302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851952801968311">
                <text:p>0.851952801968311</text:p>
              </table:table-cell>
              <table:table-cell office:value-type="float" office:value="0.148047198031689">
                <text:p>0.148047198031689</text:p>
              </table:table-cell>
              <table:table-cell office:value-type="float" office:value="0.504516900746619">
                <text:p>0.5045169007466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75000000000001">
                <text:p>0.375000000000001</text:p>
              </table:table-cell>
              <table:table-cell office:value-type="float" office:value="0.867035759802171">
                <text:p>0.867035759802171</text:p>
              </table:table-cell>
              <table:table-cell office:value-type="float" office:value="0.132964240197829">
                <text:p>0.132964240197829</text:p>
              </table:table-cell>
              <table:table-cell office:value-type="float" office:value="0.461139004105772">
                <text:p>0.4611390041057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880797077977883">
                <text:p>0.880797077977883</text:p>
              </table:table-cell>
              <table:table-cell office:value-type="float" office:value="0.119202922022117">
                <text:p>0.119202922022117</text:p>
              </table:table-cell>
              <table:table-cell office:value-type="float" office:value="0.419974341614025">
                <text:p>0.4199743416140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25000000000001">
                <text:p>0.425000000000001</text:p>
              </table:table-cell>
              <table:table-cell office:value-type="float" office:value="0.893309406054349">
                <text:p>0.893309406054349</text:p>
              </table:table-cell>
              <table:table-cell office:value-type="float" office:value="0.106690593945651">
                <text:p>0.106690593945651</text:p>
              </table:table-cell>
              <table:table-cell office:value-type="float" office:value="0.3812308444367">
                <text:p>0.38123084443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904650535100891">
                <text:p>0.904650535100891</text:p>
              </table:table-cell>
              <table:table-cell office:value-type="float" office:value="0.0953494648991091">
                <text:p>0.0953494648991091</text:p>
              </table:table-cell>
              <table:table-cell office:value-type="float" office:value="0.345031777770251">
                <text:p>0.3450317777702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75000000000001">
                <text:p>0.475000000000001</text:p>
              </table:table-cell>
              <table:table-cell office:value-type="float" office:value="0.91490095499298">
                <text:p>0.91490095499298</text:p>
              </table:table-cell>
              <table:table-cell office:value-type="float" office:value="0.0850990450070199">
                <text:p>0.0850990450070199</text:p>
              </table:table-cell>
              <table:table-cell office:value-type="float" office:value="0.311428790183652">
                <text:p>0.3114287901836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924141819978757">
                <text:p>0.924141819978757</text:p>
              </table:table-cell>
              <table:table-cell office:value-type="float" office:value="0.0758581800212432">
                <text:p>0.0758581800212432</text:p>
              </table:table-cell>
              <table:table-cell office:value-type="float" office:value="0.280414866180432">
                <text:p>0.2804148661804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25000000000001">
                <text:p>0.525000000000001</text:p>
              </table:table-cell>
              <table:table-cell office:value-type="float" office:value="0.932453308860371">
                <text:p>0.932453308860371</text:p>
              </table:table-cell>
              <table:table-cell office:value-type="float" office:value="0.0675466911396289">
                <text:p>0.0675466911396289</text:p>
              </table:table-cell>
              <table:table-cell office:value-type="float" office:value="0.251936542622866">
                <text:p>0.2519365426228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939913349825993">
                <text:p>0.939913349825993</text:p>
              </table:table-cell>
              <table:table-cell office:value-type="float" office:value="0.0600866501740074">
                <text:p>0.0600866501740074</text:p>
              </table:table-cell>
              <table:table-cell office:value-type="float" office:value="0.225904978579495">
                <text:p>0.2259049785794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75000000000001">
                <text:p>0.575000000000001</text:p>
              </table:table-cell>
              <table:table-cell office:value-type="float" office:value="0.946596670200176">
                <text:p>0.946596670200176</text:p>
              </table:table-cell>
              <table:table-cell office:value-type="float" office:value="0.053403329799824">
                <text:p>0.053403329799824</text:p>
              </table:table-cell>
              <table:table-cell office:value-type="float" office:value="0.202205656664461">
                <text:p>0.2022056566644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952574126822433">
                <text:p>0.952574126822433</text:p>
              </table:table-cell>
              <table:table-cell office:value-type="float" office:value="0.0474258731775666">
                <text:p>0.0474258731775666</text:p>
              </table:table-cell>
              <table:table-cell office:value-type="float" office:value="0.180706638923648">
                <text:p>0.1807066389236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25000000000001">
                <text:p>0.625000000000001</text:p>
              </table:table-cell>
              <table:table-cell office:value-type="float" office:value="0.957912272084381">
                <text:p>0.957912272084381</text:p>
              </table:table-cell>
              <table:table-cell office:value-type="float" office:value="0.0420877279156187">
                <text:p>0.0420877279156187</text:p>
              </table:table-cell>
              <table:table-cell office:value-type="float" office:value="0.161265404298078">
                <text:p>0.1612654042980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0.962673112655871">
                <text:p>0.962673112655871</text:p>
              </table:table-cell>
              <table:table-cell office:value-type="float" office:value="0.0373268873441293">
                <text:p>0.0373268873441293</text:p>
              </table:table-cell>
              <table:table-cell office:value-type="float" office:value="0.143734363301312">
                <text:p>0.1437343633013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5000000000001">
                <text:p>0.675000000000001</text:p>
              </table:table-cell>
              <table:table-cell office:value-type="float" office:value="0.966914021611296">
                <text:p>0.966914021611296</text:p>
              </table:table-cell>
              <table:table-cell office:value-type="float" office:value="0.033085978388704">
                <text:p>0.033085978388704</text:p>
              </table:table-cell>
              <table:table-cell office:value-type="float" office:value="0.127965185691065">
                <text:p>0.1279651856910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970687769248644">
                <text:p>0.970687769248644</text:p>
              </table:table-cell>
              <table:table-cell office:value-type="float" office:value="0.0293122307513561">
                <text:p>0.0293122307513561</text:p>
              </table:table-cell>
              <table:table-cell office:value-type="float" office:value="0.113812095518942">
                <text:p>0.1138120955189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5000000000001">
                <text:p>0.725000000000001</text:p>
              </table:table-cell>
              <table:table-cell office:value-type="float" office:value="0.974042642802203">
                <text:p>0.974042642802203</text:p>
              </table:table-cell>
              <table:table-cell office:value-type="float" office:value="0.0259573571977967">
                <text:p>0.0259573571977967</text:p>
              </table:table-cell>
              <table:table-cell office:value-type="float" office:value="0.101134291220411">
                <text:p>0.1011342912204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977022630089974">
                <text:p>0.977022630089974</text:p>
              </table:table-cell>
              <table:table-cell office:value-type="float" office:value="0.0229773699100255">
                <text:p>0.0229773699100255</text:p>
              </table:table-cell>
              <table:table-cell office:value-type="float" office:value="0.0897976415281735">
                <text:p>0.08979764152817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75000000000001">
                <text:p>0.775000000000001</text:p>
              </table:table-cell>
              <table:table-cell office:value-type="float" office:value="0.979667646657341">
                <text:p>0.979667646657341</text:p>
              </table:table-cell>
              <table:table-cell office:value-type="float" office:value="0.0203323533426586">
                <text:p>0.0203323533426586</text:p>
              </table:table-cell>
              <table:table-cell office:value-type="float" office:value="0.0796757950008315">
                <text:p>0.07967579500083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982013790037909">
                <text:p>0.982013790037909</text:p>
              </table:table-cell>
              <table:table-cell office:value-type="float" office:value="0.0179862099620914">
                <text:p>0.0179862099620914</text:p>
              </table:table-cell>
              <table:table-cell office:value-type="float" office:value="0.070650824853164">
                <text:p>0.0706508248531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25000000000001">
                <text:p>0.825000000000001</text:p>
              </table:table-cell>
              <table:table-cell office:value-type="float" office:value="0.984093608288185">
                <text:p>0.984093608288185</text:p>
              </table:table-cell>
              <table:table-cell office:value-type="float" office:value="0.0159063917118146">
                <text:p>0.0159063917118146</text:p>
              </table:table-cell>
              <table:table-cell office:value-type="float" office:value="0.0626135136580998">
                <text:p>0.06261351365809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985936372956755">
                <text:p>0.985936372956755</text:p>
              </table:table-cell>
              <table:table-cell office:value-type="float" office:value="0.0140636270432454">
                <text:p>0.0140636270432454</text:p>
              </table:table-cell>
              <table:table-cell office:value-type="float" office:value="0.0554633657505355">
                <text:p>0.05546336575053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75000000000001">
                <text:p>0.875000000000001</text:p>
              </table:table-cell>
              <table:table-cell office:value-type="float" office:value="0.987568349146814">
                <text:p>0.987568349146814</text:p>
              </table:table-cell>
              <table:table-cell office:value-type="float" office:value="0.0124316508531858">
                <text:p>0.0124316508531858</text:p>
              </table:table-cell>
              <table:table-cell office:value-type="float" office:value="0.049108419641001">
                <text:p>0.049108419641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989013057369407">
                <text:p>0.989013057369407</text:p>
              </table:table-cell>
              <table:table-cell office:value-type="float" office:value="0.0109869426305931">
                <text:p>0.0109869426305931</text:p>
              </table:table-cell>
              <table:table-cell office:value-type="float" office:value="0.0434649188889005">
                <text:p>0.04346491888890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25000000000001">
                <text:p>0.925000000000001</text:p>
              </table:table-cell>
              <table:table-cell office:value-type="float" office:value="0.990291523518526">
                <text:p>0.990291523518526</text:p>
              </table:table-cell>
              <table:table-cell office:value-type="float" office:value="0.00970847648147399">
                <text:p>0.00970847648147399</text:p>
              </table:table-cell>
              <table:table-cell office:value-type="float" office:value="0.0384568878635306">
                <text:p>0.03845688786353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991422514586288">
                <text:p>0.991422514586288</text:p>
              </table:table-cell>
              <table:table-cell office:value-type="float" office:value="0.00857748541371195">
                <text:p>0.00857748541371195</text:p>
              </table:table-cell>
              <table:table-cell office:value-type="float" office:value="0.034015648630758">
                <text:p>0.0340156486307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75000000000001">
                <text:p>0.975000000000001</text:p>
              </table:table-cell>
              <table:table-cell office:value-type="float" office:value="0.992422758732139">
                <text:p>0.992422758732139</text:p>
              </table:table-cell>
              <table:table-cell office:value-type="float" office:value="0.00757724126786075">
                <text:p>0.00757724126786075</text:p>
              </table:table-cell>
              <table:table-cell office:value-type="float" office:value="0.0300793067305175">
                <text:p>0.03007930673051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993307149075715">
                <text:p>0.993307149075715</text:p>
              </table:table-cell>
              <table:table-cell office:value-type="float" office:value="0.00669285092428484">
                <text:p>0.00669285092428484</text:p>
              </table:table-cell>
              <table:table-cell office:value-type="float" office:value="0.0265922266831606">
                <text:p>0.02659222668316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